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7.044cm" fo:margin-left="0.004cm" fo:margin-right="-0.048cm" style:page-number="auto" fo:break-before="page" table:align="margins" style:writing-mode="lr-tb"/>
    </style:style>
    <style:style style:name="Tabelle1.A" style:family="table-column">
      <style:table-column-properties style:column-width="4.297cm" style:rel-column-width="16521*"/>
    </style:style>
    <style:style style:name="Tabelle1.B" style:family="table-column">
      <style:table-column-properties style:column-width="4.249cm" style:rel-column-width="16337*"/>
    </style:style>
    <style:style style:name="Tabelle1.D" style:family="table-column">
      <style:table-column-properties style:column-width="4.249cm" style:rel-column-width="16340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191cm" fo:border="0.018cm solid #000000"/>
    </style:style>
    <style:style style:name="Tabelle1.2" style:family="table-row">
      <style:table-row-properties style:min-row-height="0.011cm" style:keep-together="true" fo:keep-together="auto"/>
    </style:style>
    <style:style style:name="Tabelle1.A2" style:family="table-cell">
      <style:table-cell-properties fo:padding="0.191cm" fo:border-left="0.018cm solid #000000" fo:border-right="none" fo:border-top="none" fo:border-bottom="0.018cm solid #000000"/>
    </style:style>
    <style:style style:name="Tabelle1.D2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1.D7" style:family="table-cell">
      <style:table-cell-properties style:vertical-align="middle" fo:padding="0.191cm" fo:border-left="0.018cm solid #000000" fo:border-right="0.018cm solid #000000" fo:border-top="none" fo:border-bottom="0.018cm solid #000000"/>
    </style:style>
    <style:style style:name="Tabelle1.8" style:family="table-row">
      <style:table-row-properties style:row-height="0.409cm" style:keep-together="true" fo:keep-together="auto"/>
    </style:style>
    <style:style style:name="Tabelle1.9" style:family="table-row">
      <style:table-row-properties style:min-row-height="0.894cm" style:keep-together="true" fo:keep-together="auto"/>
    </style:style>
    <style:style style:name="Tabelle1.10" style:family="table-row">
      <style:table-row-properties style:min-row-height="1.025cm" style:keep-together="true" fo:keep-together="auto"/>
    </style:style>
    <style:style style:name="Tabelle1.A12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1.30" style:family="table-row">
      <style:table-row-properties style:keep-together="false" fo:keep-together="always"/>
    </style:style>
    <style:style style:name="Tabelle1.A44" style:family="table-cell">
      <style:table-cell-properties fo:background-color="transparent" fo:padding="0.191cm" fo:border-left="0.018cm solid #000000" fo:border-right="none" fo:border-top="none" fo:border-bottom="0.018cm solid #000000">
        <style:background-image/>
      </style:table-cell-properties>
    </style:style>
    <style:style style:name="Tabelle1.D44" style:family="table-cell">
      <style:table-cell-properties style:vertical-align="middle" fo:background-color="transparent" fo:padding="0.191cm" fo:border-left="0.018cm solid #000000" fo:border-right="0.018cm solid #000000" fo:border-top="none" fo:border-bottom="0.018cm solid #000000">
        <style:background-image/>
      </style:table-cell-properties>
    </style:style>
    <style:style style:name="Tabelle1.B65" style:family="table-cell">
      <style:table-cell-properties style:vertical-align="" fo:padding="0.191cm" fo:border-left="0.018cm solid #000000" fo:border-right="none" fo:border-top="none" fo:border-bottom="0.018cm solid #000000"/>
    </style:style>
    <style:style style:name="Tabelle1.75" style:family="table-row">
      <style:table-row-properties style:min-row-height="0.859cm" style:keep-together="true" fo:keep-together="auto"/>
    </style:style>
    <style:style style:name="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style style:name="P2" style:family="paragraph" style:parent-style-name="Footer">
      <style:paragraph-properties fo:text-align="justify" style:justify-single-word="false"/>
      <style:text-properties style:font-name="Ethiopic Unicode" fo:font-size="8p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" style:family="paragraph" style:parent-style-name="Footnote">
      <style:paragraph-properties fo:margin-left="0cm" fo:margin-right="0cm" fo:text-indent="0cm" style:auto-text-indent="false"/>
      <style:text-properties style:text-position="super 58%" style:font-name="Ethiopic Unicode" fo:font-size="8pt" style:font-size-asian="8pt" style:font-size-complex="8pt"/>
    </style:style>
    <style:style style:name="P5" style:family="paragraph" style:parent-style-name="Footnote">
      <style:paragraph-properties fo:margin-left="0cm" fo:margin-right="0cm" fo:text-indent="0cm" style:auto-text-indent="false"/>
      <style:text-properties style:font-name="Ethiopic Unicode" fo:font-size="8pt" style:font-size-asian="8pt" style:font-size-complex="8p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am" style:country-complex="E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 style:language-complex="am" style:country-complex="E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2" style:font-size-asian="9pt" style:font-name-complex="Ethiopic Unicode2" style:font-size-complex="9p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" style:font-size-complex="9pt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" style:font-size-complex="9pt" style:font-weight-complex="normal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" style:font-size-complex="9pt" style:font-weight-complex="normal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P1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/>
    </style:style>
    <style:style style:name="P2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 style:language-complex="syr" style:country-complex="TR"/>
    </style:style>
    <style:style style:name="P2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 style:language-complex="am" style:country-complex="ET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" style:font-size-complex="9pt" style:language-complex="syr" style:country-complex="TR" style:font-weight-complex="normal"/>
    </style:style>
    <style:style style:name="P2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2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" style:font-size-complex="9pt" style:language-complex="am" style:country-complex="ET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" style:font-size-complex="9pt"/>
    </style:style>
    <style:style style:name="P3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" style:font-size-complex="9pt" style:language-complex="am" style:country-complex="ET"/>
    </style:style>
    <style:style style:name="P3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" style:font-size-complex="9pt" style:language-complex="syr" style:country-complex="TR"/>
    </style:style>
    <style:style style:name="P3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3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2" style:font-size-asian="9pt" style:font-name-complex="Ethiopic Unicode2" style:font-size-complex="9pt" style:language-complex="am" style:country-complex="ET"/>
    </style:style>
    <style:style style:name="P3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3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/>
    </style:style>
    <style:style style:name="P3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 style:language-complex="syr" style:country-complex="TR"/>
    </style:style>
    <style:style style:name="P3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" style:font-size-complex="9pt" style:language-complex="syr" style:country-complex="TR"/>
    </style:style>
    <style:style style:name="P4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" style:font-size-complex="9pt" style:language-complex="am" style:country-complex="ET"/>
    </style:style>
    <style:style style:name="P4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" style:font-size-complex="9pt"/>
    </style:style>
    <style:style style:name="P4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4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2" style:font-size-complex="9pt"/>
    </style:style>
    <style:style style:name="P44" style:family="paragraph" style:parent-style-name="Standard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" style:font-size-complex="9pt" style:language-complex="syr" style:country-complex="TR" style:font-weight-complex="normal"/>
    </style:style>
    <style:style style:name="P45" style:family="paragraph" style:parent-style-name="Standard">
      <style:paragraph-properties fo:margin-top="0cm" fo:margin-bottom="0cm" fo:line-height="100%" fo:text-align="start" style:justify-single-word="false"/>
      <style:text-properties style:use-window-font-color="true" style:font-name="Ethiopic Unicode" fo:font-size="9pt" fo:language="de" fo:country="DE" fo:background-color="#ffffff" style:font-name-asian="Ethiopic Unicode2" style:font-size-asian="9pt" style:font-name-complex="Ethiopic Unicode2" style:font-size-complex="9pt"/>
    </style:style>
    <style:style style:name="P46" style:family="paragraph" style:parent-style-name="Standard">
      <style:paragraph-properties fo:margin-top="0cm" fo:margin-bottom="0cm" fo:line-height="100%" fo:text-align="start" style:justify-single-word="false"/>
      <style:text-properties style:use-window-font-color="true" style:font-name="Ethiopic Unicode" fo:font-size="9pt" fo:background-color="#ffffff" style:font-name-asian="Ethiopic Unicode2" style:font-size-asian="9pt" style:font-name-complex="Ethiopic Unicode" style:font-size-complex="9pt"/>
    </style:style>
    <style:style style:name="P47" style:family="paragraph" style:parent-style-name="Standard">
      <style:paragraph-properties fo:margin-top="0cm" fo:margin-bottom="0cm" fo:line-height="100%" fo:text-align="start" style:justify-single-word="false"/>
      <style:text-properties style:use-window-font-color="true" style:font-name="Ethiopic Unicode" fo:font-size="9pt" fo:background-color="#ffffff" style:font-name-asian="Ethiopic Unicode2" style:font-size-asian="9pt" style:font-name-complex="Ethiopic Unicode" style:font-size-complex="9pt" style:language-complex="am" style:country-complex="ET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use-window-font-color="true" style:font-name="Ethiopic Unicode" fo:font-size="9pt" fo:font-weight="normal" fo:background-color="#ffffff" style:font-name-asian="Ethiopic Unicode2" style:font-size-asian="9pt" style:font-weight-asian="normal" style:font-name-complex="Ethiopic Unicode" style:font-size-complex="9pt" style:font-weight-complex="normal"/>
    </style:style>
    <style:style style:name="P49" style:family="paragraph" style:parent-style-name="Standard">
      <style:paragraph-properties fo:margin-top="0cm" fo:margin-bottom="0cm" fo:line-height="100%" fo:text-align="start" style:justify-single-word="false"/>
      <style:text-properties fo:color="#333333"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333333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1" style:family="paragraph" style:parent-style-name="Standard">
      <style:paragraph-properties fo:margin-top="0cm" fo:margin-bottom="0cm" fo:line-height="100%" fo:text-align="start" style:justify-single-word="false"/>
      <style:text-properties fo:color="#333333" style:font-name="Ethiopic Unicode" fo:font-size="9pt" fo:background-color="transparent" style:font-name-asian="Ethiopic Unicode2" style:font-size-asian="9pt" style:font-name-complex="Ethiopic Unicode2" style:font-size-complex="9pt"/>
    </style:style>
    <style:style style:name="P52" style:family="paragraph" style:parent-style-name="Standard">
      <style:paragraph-properties fo:margin-top="0cm" fo:margin-bottom="0cm" fo:line-height="100%" fo:text-align="start" style:justify-single-word="false"/>
      <style:text-properties fo:color="#333333"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fo:color="#333333"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54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5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6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7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background-color="#ffffff"/>
    </style:style>
    <style:style style:name="P58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9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60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1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61" style:family="paragraph" style:parent-style-name="Standard">
      <style:text-properties style:font-name="Ethiopic Unicode" fo:font-size="9pt" style:font-size-asian="9pt" style:font-size-complex="9pt"/>
    </style:style>
    <style:style style:name="P62" style:family="paragraph" style:parent-style-name="Standard">
      <style:text-properties fo:color="#ff3333" style:font-name="Ethiopic Unicode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language-complex="syr" style:country-complex="TR" style:font-weight-complex="bold"/>
    </style:style>
    <style:style style:name="T3" style:family="text">
      <style:text-properties style:language-complex="am" style:country-complex="ET"/>
    </style:style>
    <style:style style:name="T4" style:family="text">
      <style:text-properties fo:language="de" fo:country="DE" fo:background-color="transparent" style:language-complex="am" style:country-complex="ET"/>
    </style:style>
    <style:style style:name="T5" style:family="text">
      <style:text-properties fo:language="de" fo:country="DE" fo:background-color="transparent" style:font-name-complex="Ethiopic Unicode2" style:language-complex="am" style:country-complex="ET"/>
    </style:style>
    <style:style style:name="T6" style:family="text">
      <style:text-properties fo:language="de" fo:country="DE" fo:font-weight="normal" fo:background-color="transparent" style:font-weight-asian="normal" style:language-complex="am" style:country-complex="ET" style:font-weight-complex="normal"/>
    </style:style>
    <style:style style:name="T7" style:family="text">
      <style:text-properties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8" style:family="text">
      <style:text-properties fo:language="de" fo:country="DE" style:font-name-complex="Ethiopic Unicode2" style:language-complex="am" style:country-complex="ET"/>
    </style:style>
    <style:style style:name="T9" style:family="text">
      <style:text-properties fo:language="lv" fo:country="LV"/>
    </style:style>
    <style:style style:name="T10" style:family="text">
      <style:text-properties fo:language="lv" fo:country="LV" fo:background-color="transparent" style:language-complex="am" style:country-complex="ET"/>
    </style:style>
    <style:style style:name="T11" style:family="text">
      <style:text-properties fo:language="lv" fo:country="LV" fo:background-color="transparent" style:font-name-complex="Ethiopic Unicode2"/>
    </style:style>
    <style:style style:name="T12" style:family="text">
      <style:text-properties fo:language="lv" fo:country="LV" fo:background-color="transparent" style:font-name-complex="Ethiopic Unicode2" style:language-complex="am" style:country-complex="ET"/>
    </style:style>
    <style:style style:name="T13" style:family="text">
      <style:text-properties fo:language="lv" fo:country="LV" style:language-complex="am" style:country-complex="ET"/>
    </style:style>
    <style:style style:name="T14" style:family="text">
      <style:text-properties fo:language="lv" fo:country="LV" style:font-name-complex="Ethiopic Unicode2"/>
    </style:style>
    <style:style style:name="T15" style:family="text">
      <style:text-properties fo:language="lv" fo:country="LV" style:font-name-complex="Ethiopic Unicode2" style:language-complex="am" style:country-complex="ET"/>
    </style:style>
    <style:style style:name="T16" style:family="text">
      <style:text-properties fo:language="lv" fo:country="LV" fo:font-weight="normal" style:font-weight-asian="normal" style:font-weight-complex="normal"/>
    </style:style>
    <style:style style:name="T17" style:family="text">
      <style:text-properties fo:language="lv" fo:country="LV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fo:background-color="transparent" style:language-complex="am" style:country-complex="ET"/>
    </style:style>
    <style:style style:name="T20" style:family="text">
      <style:text-properties fo:background-color="transparent" style:font-name-complex="Ethiopic Unicode2"/>
    </style:style>
    <style:style style:name="T21" style:family="text">
      <style:text-properties fo:background-color="transparent" style:font-name-complex="Ethiopic Unicode2" style:language-complex="am" style:country-complex="ET"/>
    </style:style>
    <style:style style:name="T22" style:family="text">
      <style:text-properties fo:font-weight="normal" fo:background-color="transparent" style:font-weight-asian="normal" style:language-complex="am" style:country-complex="E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style:font-weight-asian="normal" style:language-complex="am" style:country-complex="ET" style:font-weight-complex="normal"/>
    </style:style>
    <style:style style:name="T25" style:family="text">
      <style:text-properties style:font-name-complex="Ethiopic Unicode2"/>
    </style:style>
    <style:style style:name="T26" style:family="text">
      <style:text-properties style:font-name-complex="Ethiopic Unicode2" style:language-complex="am" style:country-complex="ET"/>
    </style:style>
    <style:style style:name="T27" style:family="text">
      <style:text-properties fo:language="fr" fo:country="FR" fo:background-color="transparent"/>
    </style:style>
    <style:style style:name="T28" style:family="text">
      <style:text-properties style:font-name="Ethiopic Unicode1"/>
    </style:style>
    <style:style style:name="T29" style:family="text">
      <style:text-properties style:font-name="Ethiopic Unicode1" style:font-name-complex="Ethiopic Unicode2" style:language-complex="am" style:country-complex="ET"/>
    </style:style>
    <style:style style:name="T30" style:family="text">
      <style:text-properties style:font-name="Ethiopic Unicode1" fo:language="lv" fo:country="LV"/>
    </style:style>
    <style:style style:name="T31" style:family="text">
      <style:text-properties style:font-name="Ethiopic Unicode1" fo:language="de" fo:country="DE"/>
    </style:style>
    <style:style style:name="T32" style:family="text">
      <style:text-properties style:font-name="Ethiopic Unicode1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33" style:family="text">
      <style:text-properties style:font-name="Ethiopic Unicode1" fo:language="en" fo:country="US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="Ethiopic Unicode"/>
    </style:style>
    <style:style style:name="T36" style:family="text">
      <style:text-properties style:text-position="super 58%" style:font-name-complex="Ethiopic Unicode2" style:language-complex="am" style:country-complex="ET"/>
    </style:style>
    <style:style style:name="T37" style:family="text">
      <style:text-properties style:text-position="super 58%" style:font-name="Ethiopic Unicode1"/>
    </style:style>
    <style:style style:name="T38" style:family="text">
      <style:text-properties style:text-position="0% 100%"/>
    </style:style>
    <style:style style:name="T39" style:family="text">
      <style:text-properties style:text-position="0% 100%" style:font-name-complex="Ethiopic Unicode2" style:language-complex="am" style:country-complex="ET"/>
    </style:style>
    <style:style style:name="T40" style:family="text">
      <style:text-properties style:text-position="0% 100%" style:font-name="Ethiopic Unicode1"/>
    </style:style>
    <style:style style:name="T41" style:family="text">
      <style:text-properties style:text-position="0% 100%" style:font-name="Ethiopic Unicode1" style:font-name-complex="Ethiopic Unicode2" style:language-complex="am" style:country-complex="ET"/>
    </style:style>
    <style:style style:name="T42" style:family="text">
      <style:text-properties style:text-position="0% 100%" style:font-name="Ethiopic Unicode1" fo:language="de" fo:country="DE"/>
    </style:style>
    <style:style style:name="T43" style:family="text">
      <style:text-properties style:text-position="0% 100%" style:font-name="Ethiopic Unicode1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44" style:family="text">
      <style:text-properties style:text-position="0% 100%" fo:language="de" fo:country="DE"/>
    </style:style>
    <style:style style:name="T45" style:family="text">
      <style:text-properties style:text-position="0% 100%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46" style:family="text">
      <style:text-properties style:text-position="0% 100%" fo:language="de" fo:country="DE" fo:font-style="normal" fo:background-color="transparent" style:font-name-asian="Ethiopic Unicode2" style:font-style-asian="normal" style:font-name-complex="Ethiopic Unicode2" style:language-complex="am" style:country-complex="ET" style:font-style-complex="normal"/>
    </style:style>
    <style:style style:name="T47" style:family="text">
      <style:text-properties style:text-position="0% 100%" fo:language="de" fo:country="DE" fo:font-style="normal" fo:background-color="transparent" style:font-name-asian="Ethiopic Unicode2" style:font-style-asian="normal" style:font-name-complex="Ethiopic Unicode" style:language-complex="am" style:country-complex="ET" style:font-style-complex="normal"/>
    </style:style>
    <style:style style:name="T48" style:family="text">
      <style:text-properties style:text-position="0% 100%" fo:language="de" fo:country="DE" fo:font-style="normal" fo:font-weight="normal" fo:background-color="transparent" style:font-name-asian="Ethiopic Unicode2" style:font-style-asian="normal" style:font-weight-asian="normal" style:font-name-complex="Ethiopic Unicode" style:language-complex="am" style:country-complex="ET" style:font-style-complex="normal" style:font-weight-complex="normal"/>
    </style:style>
    <style:style style:name="T49" style:family="text">
      <style:text-properties style:text-position="0% 100%" fo:language="de" fo:country="DE" fo:font-style="normal" fo:font-weight="normal" fo:background-color="#ffffff" style:font-name-asian="Ethiopic Unicode2" style:font-style-asian="normal" style:font-weight-asian="normal" style:font-name-complex="Ethiopic Unicode" style:language-complex="am" style:country-complex="ET" style:font-style-complex="normal" style:font-weight-complex="normal"/>
    </style:style>
    <style:style style:name="T50" style:family="text">
      <style:text-properties style:text-position="0% 100%" fo:language="de" fo:country="DE" fo:font-style="normal" fo:font-weight="normal" fo:background-color="#ffff00" style:font-name-asian="Ethiopic Unicode2" style:font-style-asian="normal" style:font-weight-asian="normal" style:font-name-complex="Ethiopic Unicode" style:language-complex="am" style:country-complex="ET" style:font-style-complex="normal" style:font-weight-complex="normal"/>
    </style:style>
    <style:style style:name="T51" style:family="text">
      <style:text-properties style:text-position="0% 100%" fo:language="lv" fo:country="LV"/>
    </style:style>
    <style:style style:name="T52" style:family="text">
      <style:text-properties style:text-position="0% 100%" fo:language="lv" fo:country="LV" style:font-name-complex="Ethiopic Unicode2" style:language-complex="am" style:country-complex="ET"/>
    </style:style>
    <style:style style:name="T53" style:family="text">
      <style:text-properties style:text-position="0% 100%" fo:language="lv" fo:country="LV" fo:font-style="normal" fo:font-weight="normal" fo:background-color="#ffff00" style:font-name-asian="Ethiopic Unicode2" style:font-style-asian="normal" style:font-weight-asian="normal" style:font-name-complex="Ethiopic Unicode" style:language-complex="am" style:country-complex="ET" style:font-style-complex="normal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font-name="Ethiopic Unicode" fo:language="en" fo:country="US"/>
    </style:style>
    <style:style style:name="T57" style:family="text">
      <style:text-properties style:font-name="Ethiopic Unicode" fo:language="de" fo:country="DE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ff3333" fo:language="lv" fo:country="LV" style:font-name-complex="Ethiopic Unicode2"/>
    </style:style>
    <style:style style:name="T60" style:family="text">
      <style:text-properties fo:color="#ff3333" style:font-name-complex="Ethiopic Unico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table:number-columns-spanned="4" office:value-type="string">
            <text:p text:style-name="P3"><text:span text:style-name="T1">Paradigms: verbs II</text:span><text:span text:style-name="T2">I</text:span><text:span text:style-name="T1"> L</text:span><text:span text:style-name="T1"><text:note text:id="ftn1" text:note-class="footnote"><text:note-citation>1</text:note-citation><text:note-body><text:p text:style-name="P2"><text:span text:style-name="T56"><text:s/>For the examples given in the table (I column), cp. Conti Rossini 1941, pp. 6</text:span><text:span text:style-name="T57">2</text:span><text:span text:style-name="T56">-6</text:span><text:span text:style-name="T57">5</text:span><text:span text:style-name="T56"> (§§ 7</text:span><text:span text:style-name="T57">4</text:span><text:span text:style-name="T56">-7</text:span><text:span text:style-name="T57">77</text:span><text:span text:style-name="T56">), Dillmann-Bezold 1899, tabs. II-V, and Tropper 2002, pp. 11</text:span><text:span text:style-name="T57">3</text:span><text:span text:style-name="T56">-11</text:span><text:span text:style-name="T57">4</text:span><text:span text:style-name="T56"> (§§ 44.5</text:span><text:span text:style-name="T57">4</text:span><text:span text:style-name="T56">-44.5</text:span><text:span text:style-name="T57">4</text:span><text:span text:style-name="T31">2</text:span><text:span text:style-name="T33">).</text:span></text:p></text:note-body></text:note></text:span></text:p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Footnote">መልአ<text:note text:id="ftn2" text:note-class="footnote"><text:note-citation>2</text:note-citation><text:note-body><text:p text:style-name="P4"><text:s/><text:span text:style-name="T38">In the inflection of the Perfect I,1, which has for the verbs III L always the form</text:span><text:span text:style-name="T54"> labsa, </text:span><text:span text:style-name="T55">if the III radical has the vowel at the sixth order</text:span><text:span text:style-name="T46">, the vowel of the second radical, at the I order, becomes <text:s/>of the IV order (</text:span><text:span text:style-name="T47">a &gt; </text:span><text:span text:style-name="T48">ā). Examples: መላእከ <text:s/></text:span><text:span text:style-name="T50">malā</text:span><text:span text:style-name="T53">ʾ</text:span><text:span text:style-name="T50">ka</text:span><text:span text:style-name="T49">/1</text:span><text:span text:style-name="T50">a2āLka</text:span><text:span text:style-name="T49">,</text:span><text:span text:style-name="T48"> መላእኪ </text:span><text:span text:style-name="T50">1a2āLki</text:span><text:span text:style-name="T49">/, </text:span><text:span text:style-name="T48">መላእኩ</text:span><text:span text:style-name="T50">1a2āLku</text:span><text:span text:style-name="T49">/</text:span><text:span text:style-name="T48">, etc.</text:span></text:p></text:note-body></text:note></text:p>
          </table:table-cell>
          <table:table-cell table:style-name="Tabelle1.A2" office:value-type="string">
            <text:p text:style-name="P23">mal<text:span text:style-name="T9">ʾ</text:span>a</text:p>
          </table:table-cell>
          <table:table-cell table:style-name="Tabelle1.A2" office:value-type="string">
            <text:p text:style-name="P21">1a2La</text:p>
          </table:table-cell>
          <table:table-cell table:style-name="Tabelle1.D2" office:value-type="string">
            <text:p text:style-name="P13">I,1 <text:s/>Perf. 3 m. sg. <text:s/></text:p>
          </table:table-cell>
        </table:table-row>
        <table:table-row table:style-name="Tabelle1.2">
          <table:table-cell table:style-name="Tabelle1.A2" office:value-type="string">
            <text:p text:style-name="P6">ይመልእ</text:p>
          </table:table-cell>
          <table:table-cell table:style-name="Tabelle1.A2" office:value-type="string">
            <text:p text:style-name="P7"><text:span text:style-name="T5">y</text:span><text:span text:style-name="T12">ǝ</text:span><text:span text:style-name="T5">mall</text:span><text:span text:style-name="T12">ǝ</text:span><text:span text:style-name="T10">ʾ</text:span></text:p>
          </table:table-cell>
          <table:table-cell table:style-name="Tabelle1.A2" office:value-type="string">
            <text:p text:style-name="P19"><text:span text:style-name="T21">y</text:span><text:span text:style-name="T12">ǝ</text:span><text:span text:style-name="T21">1a22</text:span><text:span text:style-name="T12">ǝ</text:span><text:span text:style-name="T21">L</text:span></text:p>
          </table:table-cell>
          <table:table-cell table:style-name="Tabelle1.D2" office:value-type="string">
            <text:p text:style-name="P12">I,1 <text:s/>Imperf. 3 m. sg.</text:p>
          </table:table-cell>
        </table:table-row>
        <table:table-row table:style-name="Tabelle1.2">
          <table:table-cell table:style-name="Tabelle1.A2" office:value-type="string">
            <text:p text:style-name="P6">ይምላእ<text:note text:id="ftn3" text:note-class="footnote"><text:note-citation>3</text:note-citation><text:note-body><text:p text:style-name="P5"><text:s/>The Subjunctive (and the Imperative) follows the same rule, written above, in the n. 2, as the Perfect. In the inflection it has, as for the Perfect, the form <text:span text:style-name="T58">labsa</text:span>.</text:p></text:note-body></text:note></text:p>
          </table:table-cell>
          <table:table-cell table:style-name="Tabelle1.A2" office:value-type="string">
            <text:p text:style-name="P7"><text:span text:style-name="T5">y</text:span><text:span text:style-name="T12">ǝ</text:span><text:span text:style-name="T5">ml</text:span><text:span text:style-name="T12">ā</text:span><text:span text:style-name="T10">ʾ </text:span></text:p>
          </table:table-cell>
          <table:table-cell table:style-name="Tabelle1.A2" office:value-type="string">
            <text:p text:style-name="P19"><text:span text:style-name="T21">y</text:span><text:span text:style-name="T12">ǝ</text:span><text:span text:style-name="T21">12</text:span><text:span text:style-name="T12">ā</text:span><text:span text:style-name="T21">L</text:span></text:p>
          </table:table-cell>
          <table:table-cell table:style-name="Tabelle1.D2" office:value-type="string">
            <text:p text:style-name="P12">I,1 Subj. 3 m. sg.</text:p>
          </table:table-cell>
        </table:table-row>
        <table:table-row table:style-name="Tabelle1.2">
          <table:table-cell table:style-name="Tabelle1.A2" office:value-type="string">
            <text:p text:style-name="P6">ምላእ</text:p>
          </table:table-cell>
          <table:table-cell table:style-name="Tabelle1.A2" office:value-type="string">
            <text:p text:style-name="P7"><text:span text:style-name="T5">m</text:span><text:span text:style-name="T12">ǝ</text:span><text:span text:style-name="T5">l</text:span><text:span text:style-name="T12">ā</text:span><text:span text:style-name="T10">ʾ</text:span></text:p>
          </table:table-cell>
          <table:table-cell table:style-name="Tabelle1.A2" office:value-type="string">
            <text:p text:style-name="P19"><text:span text:style-name="T21">1</text:span><text:span text:style-name="T12">ǝ</text:span><text:span text:style-name="T21">2</text:span><text:span text:style-name="T12">ā</text:span><text:span text:style-name="T21">L</text:span></text:p>
          </table:table-cell>
          <table:table-cell table:style-name="Tabelle1.D2" office:value-type="string">
            <text:p text:style-name="P12">I,1 Impera. <text:s/>2 m. sg.</text:p>
          </table:table-cell>
        </table:table-row>
        <table:table-row table:style-name="Tabelle1.2">
          <table:table-cell table:style-name="Tabelle1.A2" office:value-type="string">
            <text:p text:style-name="P6">መሊኦ</text:p>
          </table:table-cell>
          <table:table-cell table:style-name="Tabelle1.A2" office:value-type="string">
            <text:p text:style-name="P7"><text:span text:style-name="T4">mali</text:span><text:span text:style-name="T10">ʾ</text:span><text:span text:style-name="T4">o</text:span></text:p>
          </table:table-cell>
          <table:table-cell table:style-name="Tabelle1.A2" office:value-type="string">
            <text:p text:style-name="P20">1a2iLo</text:p>
          </table:table-cell>
          <table:table-cell table:style-name="Tabelle1.D2" office:value-type="string">
            <text:p text:style-name="P12">I,1 Gerund. 3 m. sg.</text:p>
          </table:table-cell>
        </table:table-row>
        <table:table-row table:style-name="Tabelle1.2">
          <table:table-cell table:style-name="Tabelle1.A2" office:value-type="string">
            <text:p text:style-name="P6">መሊእ</text:p>
            <text:p text:style-name="P6">መሊኦት</text:p>
          </table:table-cell>
          <table:table-cell table:style-name="Tabelle1.A2" office:value-type="string">
            <text:p text:style-name="P7"><text:span text:style-name="T5">mali</text:span><text:span text:style-name="T10">ʾ</text:span></text:p>
            <text:p text:style-name="P19"><text:span text:style-name="T19">mali</text:span><text:span text:style-name="T10">ʾ</text:span><text:span text:style-name="T19">ot</text:span></text:p>
          </table:table-cell>
          <table:table-cell table:style-name="Tabelle1.A2" office:value-type="string">
            <text:p text:style-name="P20">1a2iL</text:p>
            <text:p text:style-name="P20">1a2iLot</text:p>
          </table:table-cell>
          <table:table-cell table:style-name="Tabelle1.D7" office:value-type="string">
            <text:p text:style-name="P12">I,1 <text:s/>Infinit.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elle1.9">
          <table:table-cell table:style-name="Tabelle1.A2" office:value-type="string">
            <text:p text:style-name="P47">ነስሐ<text:note text:id="ftn4" text:note-class="footnote"><text:note-citation>4</text:note-citation><text:note-body><text:p text:style-name="P5"><text:s/>The <text:span text:style-name="T38">Perfect I,2 for the verbs III L follows the same rule (written in n. 2) as the Perfect I,1.</text:span></text:p></text:note-body></text:note></text:p>
          </table:table-cell>
          <table:table-cell table:style-name="Tabelle1.A2" office:value-type="string">
            <text:p text:style-name="P46">nass<text:span text:style-name="T15">ǝḥ</text:span><text:span text:style-name="T8">a</text:span></text:p>
          </table:table-cell>
          <table:table-cell table:style-name="Tabelle1.A2" office:value-type="string">
            <text:p text:style-name="P45">1a22<text:span text:style-name="T13">ǝ</text:span>La</text:p>
          </table:table-cell>
          <table:table-cell table:style-name="Tabelle1.D2" office:value-type="string">
            <text:p text:style-name="P48">I,2 <text:s/>Perf. 3 m. sg.</text:p>
          </table:table-cell>
        </table:table-row>
        <table:table-row table:style-name="Tabelle1.10">
          <table:table-cell table:style-name="Tabelle1.A2" office:value-type="string">
            <text:p text:style-name="P6">ይኔስሕ</text:p>
          </table:table-cell>
          <table:table-cell table:style-name="Tabelle1.A2" office:value-type="string">
            <text:p text:style-name="P37"><text:span text:style-name="T8">y</text:span><text:span text:style-name="T15">ǝ</text:span><text:span text:style-name="T8">ness</text:span><text:span text:style-name="T15">ǝḥ</text:span></text:p>
          </table:table-cell>
          <table:table-cell table:style-name="Tabelle1.A2" office:value-type="string">
            <text:p text:style-name="P19"><text:span text:style-name="T21">y</text:span><text:span text:style-name="T12">ǝ</text:span><text:span text:style-name="T21">1e22</text:span><text:span text:style-name="T12">ǝ</text:span><text:span text:style-name="T21">L</text:span></text:p>
          </table:table-cell>
          <table:table-cell table:style-name="Tabelle1.D2" office:value-type="string">
            <text:p text:style-name="P12">I,2 <text:s/>Imperf. 3 m. sg.</text:p>
          </table:table-cell>
        </table:table-row>
        <table:table-row table:style-name="Tabelle1.1">
          <table:table-cell table:style-name="Tabelle1.A2" office:value-type="string">
            <text:p text:style-name="P6">ይነስሕ</text:p>
          </table:table-cell>
          <table:table-cell table:style-name="Tabelle1.A2" office:value-type="string">
            <text:p text:style-name="P38"><text:span text:style-name="T8">y</text:span><text:span text:style-name="T15">ǝ</text:span><text:span text:style-name="T8">nass</text:span><text:span text:style-name="T15">ǝḥ</text:span></text:p>
          </table:table-cell>
          <table:table-cell table:style-name="Tabelle1.A2" office:value-type="string">
            <text:p text:style-name="P19"><text:span text:style-name="T21">y</text:span><text:span text:style-name="T12">ǝ</text:span><text:span text:style-name="T21">1a22</text:span><text:span text:style-name="T12">ǝ</text:span><text:span text:style-name="T21">L</text:span></text:p>
          </table:table-cell>
          <table:table-cell table:style-name="Tabelle1.D7" office:value-type="string">
            <text:p text:style-name="P12">I,2 Subj. 3 m. sg.</text:p>
          </table:table-cell>
        </table:table-row>
        <table:table-row table:style-name="Tabelle1.1">
          <table:table-cell table:style-name="Tabelle1.A12" office:value-type="string">
            <text:p text:style-name="P6">ነስሕ</text:p>
          </table:table-cell>
          <table:table-cell table:style-name="Tabelle1.A12" office:value-type="string">
            <text:p text:style-name="P38"><text:span text:style-name="T8">nass</text:span><text:span text:style-name="T15">ǝḥ</text:span></text:p>
          </table:table-cell>
          <table:table-cell table:style-name="Tabelle1.A2" office:value-type="string">
            <text:p text:style-name="P19"><text:span text:style-name="T21">1a22</text:span><text:span text:style-name="T12">ǝ</text:span><text:span text:style-name="T21">L</text:span></text:p>
          </table:table-cell>
          <table:table-cell table:style-name="Tabelle1.D7" office:value-type="string">
            <text:p text:style-name="P12">I,2 Impera. <text:s/>2 m. sg.</text:p>
          </table:table-cell>
        </table:table-row>
        <table:table-row table:style-name="Tabelle1.1">
          <table:table-cell table:style-name="Tabelle1.A2" office:value-type="string">
            <text:p text:style-name="P6">ነሲሖ</text:p>
          </table:table-cell>
          <table:table-cell table:style-name="Tabelle1.A2" office:value-type="string">
            <text:p text:style-name="P38"><text:span text:style-name="T8">nassi</text:span><text:span text:style-name="T15">ḥ</text:span><text:span text:style-name="T8">o</text:span></text:p>
          </table:table-cell>
          <table:table-cell table:style-name="Tabelle1.A2" office:value-type="string">
            <text:p text:style-name="P20">1a22iLo</text:p>
          </table:table-cell>
          <table:table-cell table:style-name="Tabelle1.D2" office:value-type="string">
            <text:p text:style-name="P12">I,2 Gerund. 3 m. sg.</text:p>
          </table:table-cell>
        </table:table-row>
        <table:table-row table:style-name="Tabelle1.1">
          <table:table-cell table:style-name="Tabelle1.A2" office:value-type="string">
            <text:p text:style-name="P40">ነስሖ</text:p>
            <text:p text:style-name="P40">ነስሖት</text:p>
          </table:table-cell>
          <table:table-cell table:style-name="Tabelle1.A2" office:value-type="string">
            <text:p text:style-name="P39"><text:span text:style-name="T8">nass</text:span><text:span text:style-name="T15">ǝḥ</text:span><text:span text:style-name="T8">o</text:span></text:p>
            <text:p text:style-name="P39"><text:span text:style-name="T8">nass</text:span><text:span text:style-name="T15">ǝḥ</text:span><text:span text:style-name="T8">ot</text:span></text:p>
          </table:table-cell>
          <table:table-cell table:style-name="Tabelle1.A2" office:value-type="string">
            <text:p text:style-name="P10">1a22ǝLo</text:p>
            <text:p text:style-name="P30"><text:span text:style-name="T15">1a22ǝLo</text:span><text:span text:style-name="T26">t</text:span></text:p>
          </table:table-cell>
          <table:table-cell table:style-name="Tabelle1.D7" office:value-type="string">
            <text:p text:style-name="P15">I,2 Infinit.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0">ባልሐ</text:p>
          </table:table-cell>
          <table:table-cell table:style-name="Tabelle1.A2" office:value-type="string">
            <text:p text:style-name="P31">b<text:span text:style-name="T25">āl</text:span><text:span text:style-name="T14">ǝḥ</text:span><text:span text:style-name="T25">a</text:span></text:p>
          </table:table-cell>
          <table:table-cell table:style-name="Tabelle1.A2" office:value-type="string">
            <text:p text:style-name="P31"><text:span text:style-name="T25">1ā2</text:span><text:span text:style-name="T14">ǝ</text:span><text:span text:style-name="T25">La</text:span></text:p>
          </table:table-cell>
          <table:table-cell table:style-name="Tabelle1.D2" office:value-type="string">
            <text:p text:style-name="P15">I,3 Perf. 3 p. m. sg.</text:p>
          </table:table-cell>
        </table:table-row>
        <table:table-row table:style-name="Tabelle1.1">
          <table:table-cell table:style-name="Tabelle1.A2" office:value-type="string">
            <text:p text:style-name="P6">ይባልሕ</text:p>
          </table:table-cell>
          <table:table-cell table:style-name="Tabelle1.A2" office:value-type="string">
            <text:p text:style-name="P22"><text:span text:style-name="T26">y</text:span><text:span text:style-name="T15">ǝ</text:span><text:span text:style-name="T3">b</text:span><text:span text:style-name="T26">āll</text:span><text:span text:style-name="T15">ǝḥ</text:span></text:p>
          </table:table-cell>
          <table:table-cell table:style-name="Tabelle1.A2" office:value-type="string">
            <text:p text:style-name="P22"><text:span text:style-name="T26">y</text:span><text:span text:style-name="T15">ǝ</text:span><text:span text:style-name="T26">1ā22</text:span><text:span text:style-name="T15">ǝ</text:span><text:span text:style-name="T26">L</text:span></text:p>
          </table:table-cell>
          <table:table-cell table:style-name="Tabelle1.D2" office:value-type="string">
            <text:p text:style-name="P12">I,3 Imperf. 3 p. m. sg.</text:p>
          </table:table-cell>
        </table:table-row>
        <table:table-row table:style-name="Tabelle1.1">
          <table:table-cell table:style-name="Tabelle1.A2" office:value-type="string">
            <text:p text:style-name="P6">ይባልሕ</text:p>
          </table:table-cell>
          <table:table-cell table:style-name="Tabelle1.A2" office:value-type="string">
            <text:p text:style-name="P22"><text:span text:style-name="T26">y</text:span><text:span text:style-name="T15">ǝ</text:span><text:span text:style-name="T3">b</text:span><text:span text:style-name="T26">āl</text:span><text:span text:style-name="T15">ǝḥ</text:span></text:p>
          </table:table-cell>
          <table:table-cell table:style-name="Tabelle1.A2" office:value-type="string">
            <text:p text:style-name="P26"><text:span text:style-name="T26">y</text:span><text:span text:style-name="T15">ǝ</text:span><text:span text:style-name="T26">1ā2</text:span><text:span text:style-name="T15">ǝ</text:span><text:span text:style-name="T26">L</text:span></text:p>
          </table:table-cell>
          <table:table-cell table:style-name="Tabelle1.D2" office:value-type="string">
            <text:p text:style-name="P12">I,3 Subj. 3 m. sg.</text:p>
          </table:table-cell>
        </table:table-row>
        <table:table-row table:style-name="Tabelle1.1">
          <table:table-cell table:style-name="Tabelle1.A2" office:value-type="string">
            <text:p text:style-name="P6">ባልሕ</text:p>
          </table:table-cell>
          <table:table-cell table:style-name="Tabelle1.A2" office:value-type="string">
            <text:p text:style-name="P22"><text:span text:style-name="T3">b</text:span><text:span text:style-name="T26">āl</text:span><text:span text:style-name="T15">ǝḥ</text:span></text:p>
          </table:table-cell>
          <table:table-cell table:style-name="Tabelle1.A2" office:value-type="string">
            <text:p text:style-name="P26"><text:span text:style-name="T26">1ā2</text:span><text:span text:style-name="T15">ǝ</text:span><text:span text:style-name="T26">L</text:span></text:p>
          </table:table-cell>
          <table:table-cell table:style-name="Tabelle1.D2" office:value-type="string">
            <text:p text:style-name="P12">I,3 Impera. <text:s/>2 m. sg.</text:p>
          </table:table-cell>
        </table:table-row>
        <table:table-row table:style-name="Tabelle1.1">
          <table:table-cell table:style-name="Tabelle1.A2" office:value-type="string">
            <text:p text:style-name="P6">ባሊሖ</text:p>
          </table:table-cell>
          <table:table-cell table:style-name="Tabelle1.A2" office:value-type="string">
            <text:p text:style-name="P22"><text:span text:style-name="T3">b</text:span><text:span text:style-name="T26">āl</text:span><text:span text:style-name="T15">iḥ</text:span><text:span text:style-name="T26">o</text:span></text:p>
          </table:table-cell>
          <table:table-cell table:style-name="Tabelle1.A2" office:value-type="string">
            <text:p text:style-name="P25">1ā2iLo</text:p>
          </table:table-cell>
          <table:table-cell table:style-name="Tabelle1.D2" office:value-type="string">
            <text:p text:style-name="P12">I,3 Gerund. 3 m. sg.</text:p>
          </table:table-cell>
        </table:table-row>
        <table:table-row table:style-name="Tabelle1.1">
          <table:table-cell table:style-name="Tabelle1.A2" office:value-type="string">
            <text:p text:style-name="P6">ባልሖ</text:p>
            <text:p text:style-name="P6">ባልሖት</text:p>
          </table:table-cell>
          <table:table-cell table:style-name="Tabelle1.A2" office:value-type="string">
            <text:p text:style-name="P22"><text:span text:style-name="T26">b</text:span><text:span text:style-name="T26">āl</text:span><text:span text:style-name="T15">ǝḥ</text:span><text:span text:style-name="T26">o</text:span></text:p>
            <text:p text:style-name="P22"><text:span text:style-name="T26">b</text:span><text:span text:style-name="T26">āl</text:span><text:span text:style-name="T15">ǝḥ</text:span><text:span text:style-name="T26">ot</text:span></text:p>
          </table:table-cell>
          <table:table-cell table:style-name="Tabelle1.A2" office:value-type="string">
            <text:p text:style-name="P9"><text:span text:style-name="T6">1ā2</text:span><text:span text:style-name="T22">ǝ</text:span><text:span text:style-name="T6">Lo</text:span></text:p>
            <text:p text:style-name="P25">1ā2ǝLot</text:p>
          </table:table-cell>
          <table:table-cell table:style-name="Tabelle1.D7" office:value-type="string">
            <text:p text:style-name="P12">I,3 Infinit. </text:p>
          </table:table-cell>
        </table:table-row>
        <text:soft-page-break/>
        <table:table-row table:style-name="Tabelle1.8">
          <table:table-cell table:style-name="Tabelle1.D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2">አምልአ</text:p>
          </table:table-cell>
          <table:table-cell table:style-name="Tabelle1.A2" office:value-type="string">
            <text:p text:style-name="P41"><text:span text:style-name="T15">ʾ</text:span><text:span text:style-name="T8">aml</text:span><text:span text:style-name="T15">ǝʾ</text:span><text:span text:style-name="T8">a</text:span></text:p>
          </table:table-cell>
          <table:table-cell table:style-name="Tabelle1.A2" office:value-type="string">
            <text:p text:style-name="P30"><text:span text:style-name="T15">ʾ</text:span><text:span text:style-name="T26">a12</text:span><text:span text:style-name="T15">ǝ</text:span><text:span text:style-name="T26">La</text:span></text:p>
          </table:table-cell>
          <table:table-cell table:style-name="Tabelle1.D7" office:value-type="string">
            <text:p text:style-name="P16">II,1 <text:s/>Perf. 3 m. sg.</text:p>
          </table:table-cell>
        </table:table-row>
        <table:table-row table:style-name="Tabelle1.1">
          <table:table-cell table:style-name="Tabelle1.A12" office:value-type="string">
            <text:p text:style-name="P8">ያመልእ</text:p>
          </table:table-cell>
          <table:table-cell table:style-name="Tabelle1.A12" office:value-type="string">
            <text:p text:style-name="P32"><text:span text:style-name="T26">yāmall</text:span><text:span text:style-name="T15">ǝʾ</text:span></text:p>
          </table:table-cell>
          <table:table-cell table:style-name="Tabelle1.A12" office:value-type="string">
            <text:p text:style-name="P32"><text:span text:style-name="T26">yā1a22</text:span><text:span text:style-name="T15">ǝ</text:span><text:span text:style-name="T26">L</text:span></text:p>
          </table:table-cell>
          <table:table-cell table:style-name="Tabelle1.D7" office:value-type="string">
            <text:p text:style-name="P16">II,1 Imperf. 3 p. m. sg.</text:p>
          </table:table-cell>
        </table:table-row>
        <table:table-row table:style-name="Tabelle1.1">
          <table:table-cell table:style-name="Tabelle1.A2" office:value-type="string">
            <text:p text:style-name="P8">ያምልእ</text:p>
          </table:table-cell>
          <table:table-cell table:style-name="Tabelle1.A2" office:value-type="string">
            <text:p text:style-name="P22"><text:span text:style-name="T26">yāml</text:span><text:span text:style-name="T15">ǝʾ</text:span></text:p>
          </table:table-cell>
          <table:table-cell table:style-name="Tabelle1.A2" office:value-type="string">
            <text:p text:style-name="P22"><text:span text:style-name="T26">yā1</text:span><text:span text:style-name="T26">2</text:span><text:span text:style-name="T15">ǝ</text:span><text:span text:style-name="T26">L</text:span></text:p>
          </table:table-cell>
          <table:table-cell table:style-name="Tabelle1.D7" office:value-type="string">
            <text:p text:style-name="P14">II,1 Subj. 3 m. sg.</text:p>
          </table:table-cell>
        </table:table-row>
        <table:table-row table:style-name="Tabelle1.1">
          <table:table-cell table:style-name="Tabelle1.A2" office:value-type="string">
            <text:p text:style-name="P8">አምልእ</text:p>
          </table:table-cell>
          <table:table-cell table:style-name="Tabelle1.A2" office:value-type="string">
            <text:p text:style-name="P29"><text:span text:style-name="T11">ʾ</text:span><text:span text:style-name="T20">aml</text:span><text:span text:style-name="T11">ǝʾ</text:span></text:p>
          </table:table-cell>
          <table:table-cell table:style-name="Tabelle1.A2" office:value-type="string">
            <text:p text:style-name="P22"><text:span text:style-name="T26">ʾa12</text:span><text:span text:style-name="T15">ǝ</text:span><text:span text:style-name="T26">L</text:span></text:p>
          </table:table-cell>
          <table:table-cell table:style-name="Tabelle1.D7" office:value-type="string">
            <text:p text:style-name="P14">II,1 Impera. <text:s/>2 m. sg.</text:p>
          </table:table-cell>
        </table:table-row>
        <table:table-row table:style-name="Tabelle1.1">
          <table:table-cell table:style-name="Tabelle1.A2" office:value-type="string">
            <text:p text:style-name="P8">አምሊኦ</text:p>
          </table:table-cell>
          <table:table-cell table:style-name="Tabelle1.A2" office:value-type="string">
            <text:p text:style-name="P29"><text:span text:style-name="T11">ʾ</text:span><text:span text:style-name="T20">aml</text:span><text:span text:style-name="T11">iʾ</text:span><text:span text:style-name="T20">o</text:span></text:p>
          </table:table-cell>
          <table:table-cell table:style-name="Tabelle1.A2" office:value-type="string">
            <text:p text:style-name="P20">ʾa12iLo</text:p>
          </table:table-cell>
          <table:table-cell table:style-name="Tabelle1.D7" office:value-type="string">
            <text:p text:style-name="P14">II,1 Gerund. 3 m. sg.</text:p>
          </table:table-cell>
        </table:table-row>
        <table:table-row table:style-name="Tabelle1.1">
          <table:table-cell table:style-name="Tabelle1.A2" office:value-type="string">
            <text:p text:style-name="P8">አምልኦ</text:p>
            <text:p text:style-name="P8">አምልኦት</text:p>
          </table:table-cell>
          <table:table-cell table:style-name="Tabelle1.A2" office:value-type="string">
            <text:p text:style-name="P29"><text:span text:style-name="T11">ʾ</text:span><text:span text:style-name="T20">aml</text:span><text:span text:style-name="T11">ǝʾ</text:span><text:span text:style-name="T20">o</text:span></text:p>
            <text:p text:style-name="P29"><text:span text:style-name="T11">ʾ</text:span><text:span text:style-name="T20">aml</text:span><text:span text:style-name="T11">ǝʾ</text:span><text:span text:style-name="T20">ot</text:span></text:p>
          </table:table-cell>
          <table:table-cell table:style-name="Tabelle1.A2" office:value-type="string" table:protected="true">
            <text:p text:style-name="P22"><text:span text:style-name="T26">ʾa12</text:span><text:span text:style-name="T15">ǝ</text:span><text:span text:style-name="T26">Lo</text:span></text:p>
            <text:p text:style-name="P22"><text:span text:style-name="T26">ʾa12</text:span><text:span text:style-name="T15">ǝ</text:span><text:span text:style-name="T26">Lot</text:span></text:p>
          </table:table-cell>
          <table:table-cell table:style-name="Tabelle1.D7" office:value-type="string">
            <text:p text:style-name="P14">II,1 Infinit.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elle1.30">
          <table:table-cell table:style-name="Tabelle1.A12" office:value-type="string">
            <text:p text:style-name="P42">አነስሐ</text:p>
          </table:table-cell>
          <table:table-cell table:style-name="Tabelle1.A12" office:value-type="string">
            <text:p text:style-name="P31"><text:span text:style-name="T14">ʾ</text:span><text:span text:style-name="T25">anass</text:span><text:span text:style-name="T14">ǝḥ</text:span><text:span text:style-name="T25">a</text:span></text:p>
          </table:table-cell>
          <table:table-cell table:style-name="Tabelle1.A12" office:value-type="string">
            <text:p text:style-name="P31"><text:span text:style-name="T14">ʾ</text:span><text:span text:style-name="T25">a1a22</text:span><text:span text:style-name="T14">ǝ</text:span><text:span text:style-name="T25">La</text:span></text:p>
          </table:table-cell>
          <table:table-cell table:style-name="Tabelle1.D7" office:value-type="string">
            <text:p text:style-name="P17">II,2 Perf. 3 m. sg.</text:p>
          </table:table-cell>
        </table:table-row>
        <table:table-row table:style-name="Tabelle1.1">
          <table:table-cell table:style-name="Tabelle1.A2" office:value-type="string">
            <text:p text:style-name="P42">ያኔስሕ</text:p>
          </table:table-cell>
          <table:table-cell table:style-name="Tabelle1.A2" office:value-type="string">
            <text:p text:style-name="P32"><text:span text:style-name="T26">yāness</text:span><text:span text:style-name="T15">ǝḥ</text:span></text:p>
          </table:table-cell>
          <table:table-cell table:style-name="Tabelle1.A2" office:value-type="string">
            <text:p text:style-name="P32"><text:span text:style-name="T26">yā1e22</text:span><text:span text:style-name="T15">ǝ</text:span><text:span text:style-name="T26">L</text:span></text:p>
          </table:table-cell>
          <table:table-cell table:style-name="Tabelle1.D7" office:value-type="string">
            <text:p text:style-name="P16">II,2 Imperf. 3 m. sg.</text:p>
          </table:table-cell>
        </table:table-row>
        <table:table-row table:style-name="Tabelle1.1">
          <table:table-cell table:style-name="Tabelle1.A2" office:value-type="string">
            <text:p text:style-name="P34">ያነስሕ</text:p>
          </table:table-cell>
          <table:table-cell table:style-name="Tabelle1.A2" office:value-type="string">
            <text:p text:style-name="P22"><text:span text:style-name="T26">yānass</text:span><text:span text:style-name="T15">ǝḥ</text:span></text:p>
          </table:table-cell>
          <table:table-cell table:style-name="Tabelle1.A2" office:value-type="string">
            <text:p text:style-name="P22"><text:span text:style-name="T26">yā1a22</text:span><text:span text:style-name="T15">ǝ</text:span><text:span text:style-name="T26">L</text:span></text:p>
          </table:table-cell>
          <table:table-cell table:style-name="Tabelle1.D7" office:value-type="string">
            <text:p text:style-name="P14">II,2 Subj. 3 m. sg.</text:p>
          </table:table-cell>
        </table:table-row>
        <table:table-row table:style-name="Tabelle1.1">
          <table:table-cell table:style-name="Tabelle1.A2" office:value-type="string">
            <text:p text:style-name="P34">አነስሕ</text:p>
          </table:table-cell>
          <table:table-cell table:style-name="Tabelle1.A2" office:value-type="string">
            <text:p text:style-name="P22"><text:span text:style-name="T15">ʾ</text:span><text:span text:style-name="T26">anass</text:span><text:span text:style-name="T15">ǝḥ</text:span></text:p>
          </table:table-cell>
          <table:table-cell table:style-name="Tabelle1.A2" office:value-type="string">
            <text:p text:style-name="P22"><text:span text:style-name="T15">ʾ</text:span><text:span text:style-name="T26">a1a22</text:span><text:span text:style-name="T15">ǝ</text:span><text:span text:style-name="T26">L</text:span></text:p>
          </table:table-cell>
          <table:table-cell table:style-name="Tabelle1.D7" office:value-type="string">
            <text:p text:style-name="P14">II,2 Impera. <text:s/>2 m. sg.</text:p>
          </table:table-cell>
        </table:table-row>
        <table:table-row table:style-name="Tabelle1.1">
          <table:table-cell table:style-name="Tabelle1.A2" office:value-type="string">
            <text:p text:style-name="P34">አነሲሖ</text:p>
          </table:table-cell>
          <table:table-cell table:style-name="Tabelle1.A2" office:value-type="string">
            <text:p text:style-name="P22"><text:span text:style-name="T15">ʾ</text:span><text:span text:style-name="T26">anassi</text:span><text:span text:style-name="T15">ḥ</text:span><text:span text:style-name="T26">o</text:span></text:p>
          </table:table-cell>
          <table:table-cell table:style-name="Tabelle1.A2" office:value-type="string">
            <text:p text:style-name="P22"><text:span text:style-name="T15">ʾ</text:span><text:span text:style-name="T26">a1a22iLo</text:span></text:p>
          </table:table-cell>
          <table:table-cell table:style-name="Tabelle1.D7" office:value-type="string">
            <text:p text:style-name="P14">II,2 Gerund. 3 m. sg.</text:p>
          </table:table-cell>
        </table:table-row>
        <table:table-row table:style-name="Tabelle1.1">
          <table:table-cell table:style-name="Tabelle1.A2" office:value-type="string">
            <text:p text:style-name="P18">አነስሖ</text:p>
            <text:p text:style-name="P18">አነስሖት</text:p>
          </table:table-cell>
          <table:table-cell table:style-name="Tabelle1.A2" office:value-type="string">
            <text:p text:style-name="P22"><text:span text:style-name="T15">ʾ</text:span><text:span text:style-name="T26">anass</text:span><text:span text:style-name="T15">ǝḥ</text:span><text:span text:style-name="T26">o</text:span></text:p>
            <text:p text:style-name="P22"><text:span text:style-name="T15">ʾ</text:span><text:span text:style-name="T26">anass</text:span><text:span text:style-name="T15">ǝḥ</text:span><text:span text:style-name="T26">ot</text:span></text:p>
          </table:table-cell>
          <table:table-cell table:style-name="Tabelle1.A2" office:value-type="string">
            <text:p text:style-name="P22"><text:span text:style-name="T15">ʾ</text:span><text:span text:style-name="T26">a1a22</text:span><text:span text:style-name="T15">ǝ</text:span><text:span text:style-name="T26">Lo</text:span></text:p>
            <text:p text:style-name="P22"><text:span text:style-name="T15">ʾ</text:span><text:span text:style-name="T26">a1a22</text:span><text:span text:style-name="T15">ǝ</text:span><text:span text:style-name="T26">Lot</text:span></text:p>
          </table:table-cell>
          <table:table-cell table:style-name="Tabelle1.D7" office:value-type="string">
            <text:p text:style-name="P14">II,2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2" office:value-type="string">
            <text:p text:style-name="P42"/>
          </table:table-cell>
          <table:table-cell table:style-name="Tabelle1.A12" office:value-type="string">
            <text:p text:style-name="P33"/>
          </table:table-cell>
          <table:table-cell table:style-name="Tabelle1.A12" office:value-type="string">
            <text:p text:style-name="P61"><text:span text:style-name="T59">ʾ</text:span><text:span text:style-name="T60">a1ā2</text:span><text:span text:style-name="T59">ǝ</text:span><text:span text:style-name="T60">La</text:span><text:span text:style-name="T25"><text:note text:id="ftn5" text:note-class="footnote"><text:note-citation>5</text:note-citation><text:note-body><text:p text:style-name="P5"><text:s/>In the grammars used <text:s/>no examples of verb III L of this form is given. In the table it is reported, in the third column and in red, only an ideal pattern.</text:p></text:note-body></text:note></text:span></text:p>
          </table:table-cell>
          <table:table-cell table:style-name="Tabelle1.D7" office:value-type="string">
            <text:p text:style-name="P17">II,<text:span text:style-name="T3">3</text:span> Perf. 3 m. sg.</text:p>
          </table:table-cell>
        </table:table-row>
        <table:table-row table:style-name="Tabelle1.1">
          <table:table-cell table:style-name="Tabelle1.A12" office:value-type="string">
            <text:p text:style-name="P20"/>
          </table:table-cell>
          <table:table-cell table:style-name="Tabelle1.A12" office:value-type="string">
            <text:p text:style-name="P11"/>
          </table:table-cell>
          <table:table-cell table:style-name="Tabelle1.A12" office:value-type="string">
            <text:p text:style-name="P62"><text:span text:style-name="T26">yā1ā22</text:span><text:span text:style-name="T15">ǝ</text:span><text:span text:style-name="T26">L</text:span></text:p>
          </table:table-cell>
          <table:table-cell table:style-name="Tabelle1.D7" office:value-type="string">
            <text:p text:style-name="P14">II,<text:span text:style-name="T3">3</text:span> Imperf. 3 m. sg.</text:p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62"><text:span text:style-name="T26">yā1ā2</text:span><text:span text:style-name="T15">ǝ</text:span><text:span text:style-name="T26">L</text:span></text:p>
          </table:table-cell>
          <table:table-cell table:style-name="Tabelle1.D7" office:value-type="string">
            <text:p text:style-name="P14">II,<text:span text:style-name="T3">3</text:span> Subj. 3 m. sg.</text:p>
          </table:table-cell>
        </table:table-row>
        <table:table-row table:style-name="Tabelle1.1">
          <table:table-cell table:style-name="Tabelle1.A2" office:value-type="string">
            <text:p text:style-name="P34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62"><text:span text:style-name="T15">ʾ</text:span><text:span text:style-name="T26">a1ā2</text:span><text:span text:style-name="T15">ǝ</text:span><text:span text:style-name="T26">L</text:span></text:p>
          </table:table-cell>
          <table:table-cell table:style-name="Tabelle1.D7" office:value-type="string">
            <text:p text:style-name="P14">II,<text:span text:style-name="T3">3</text:span> Impera. <text:s/>2 m. sg.</text:p>
          </table:table-cell>
        </table:table-row>
        <table:table-row table:style-name="Tabelle1.1">
          <table:table-cell table:style-name="Tabelle1.A2" office:value-type="string">
            <text:p text:style-name="P34"/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62"><text:span text:style-name="T15">ʾ</text:span><text:span text:style-name="T26">a1ā2iLo</text:span></text:p>
          </table:table-cell>
          <table:table-cell table:style-name="Tabelle1.D7" office:value-type="string">
            <text:p text:style-name="P14">II,<text:span text:style-name="T3">3</text:span> Gerund. 3 m. sg.</text:p>
          </table:table-cell>
        </table:table-row>
        <table:table-row table:style-name="Tabelle1.1">
          <table:table-cell table:style-name="Tabelle1.A2" office:value-type="string">
            <text:p text:style-name="P35"/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62"><text:span text:style-name="T15">ʾ</text:span><text:span text:style-name="T26">a1ā2</text:span><text:span text:style-name="T15">ǝ</text:span><text:span text:style-name="T26">Lo</text:span></text:p>
            <text:p text:style-name="P62"><text:span text:style-name="T15">ʾ</text:span><text:span text:style-name="T26">a1ā2</text:span><text:span text:style-name="T15">ǝ</text:span><text:span text:style-name="T26">Lot</text:span></text:p>
          </table:table-cell>
          <table:table-cell table:style-name="Tabelle1.D7" office:value-type="string">
            <text:p text:style-name="P14">II,<text:span text:style-name="T3">3</text:span>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44" office:value-type="string">
            <text:p text:style-name="P49">ተመልአ</text:p>
          </table:table-cell>
          <table:table-cell table:style-name="Tabelle1.A44" office:value-type="string">
            <text:p text:style-name="P49">tamal<text:span text:style-name="T9">ʾ</text:span>a</text:p>
          </table:table-cell>
          <table:table-cell table:style-name="Tabelle1.A44" office:value-type="string">
            <text:p text:style-name="P50">ta1a2La</text:p>
          </table:table-cell>
          <table:table-cell table:style-name="Tabelle1.D44" office:value-type="string">
            <text:p text:style-name="P51"><text:span text:style-name="T23">II</text:span><text:span text:style-name="T24">I</text:span><text:span text:style-name="T23">,</text:span><text:span text:style-name="T24">1</text:span><text:span text:style-name="T23"> Perf. 3 m. sg.</text:span></text:p>
          </table:table-cell>
        </table:table-row>
        <table:table-row table:style-name="Tabelle1.1">
          <table:table-cell table:style-name="Tabelle1.A44" office:value-type="string">
            <text:p text:style-name="P52">ይትመላእ</text:p>
          </table:table-cell>
          <table:table-cell table:style-name="Tabelle1.A44" office:value-type="string">
            <text:p text:style-name="P50">y<text:span text:style-name="T9">ǝ</text:span>tmallā<text:span text:style-name="T9">ʾ</text:span></text:p>
          </table:table-cell>
          <table:table-cell table:style-name="Tabelle1.A44" office:value-type="string">
            <text:p text:style-name="P50">y<text:span text:style-name="T9">ǝ</text:span>t1a22āL</text:p>
          </table:table-cell>
          <table:table-cell table:style-name="Tabelle1.D44" office:value-type="string">
            <text:p text:style-name="P53">II<text:span text:style-name="T3">I</text:span>,<text:span text:style-name="T3">1</text:span> Imperf. 3 m. sg.</text:p>
          </table:table-cell>
        </table:table-row>
        <table:table-row table:style-name="Tabelle1.1">
          <table:table-cell table:style-name="Tabelle1.A44" office:value-type="string">
            <text:p text:style-name="P52">ይትመላእ</text:p>
          </table:table-cell>
          <table:table-cell table:style-name="Tabelle1.A44" office:value-type="string">
            <text:p text:style-name="P50">y<text:span text:style-name="T9">ǝ</text:span>tmalā<text:span text:style-name="T9">ʾ</text:span></text:p>
          </table:table-cell>
          <table:table-cell table:style-name="Tabelle1.A44" office:value-type="string">
            <text:p text:style-name="P50">y<text:span text:style-name="T9">ǝ</text:span>t1a2āL</text:p>
          </table:table-cell>
          <table:table-cell table:style-name="Tabelle1.D44" office:value-type="string">
            <text:p text:style-name="P53">II<text:span text:style-name="T3">I</text:span>,<text:span text:style-name="T3">1</text:span> Subj. 3 m. sg.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34">ተመላእ</text:p>
          </table:table-cell>
          <table:table-cell table:style-name="Tabelle1.A2" office:value-type="string">
            <text:p text:style-name="P25">tamalā<text:span text:style-name="T9">ʾ</text:span></text:p>
          </table:table-cell>
          <table:table-cell table:style-name="Tabelle1.A2" office:value-type="string">
            <text:p text:style-name="P25">ta1a2āL</text:p>
          </table:table-cell>
          <table:table-cell table:style-name="Tabelle1.D7" office:value-type="string">
            <text:p text:style-name="P14">II<text:span text:style-name="T3">I,1</text:span> Impera. <text:s/>2 m. sg.</text:p>
          </table:table-cell>
        </table:table-row>
        <table:table-row table:style-name="Tabelle1.1">
          <table:table-cell table:style-name="Tabelle1.A2" office:value-type="string">
            <text:p text:style-name="P34">ተመሊኦ</text:p>
          </table:table-cell>
          <table:table-cell table:style-name="Tabelle1.A2" office:value-type="string">
            <text:p text:style-name="P25">tamali<text:span text:style-name="T9">ʾ</text:span>o</text:p>
          </table:table-cell>
          <table:table-cell table:style-name="Tabelle1.A2" office:value-type="string">
            <text:p text:style-name="P25">ta1a2iLo</text:p>
          </table:table-cell>
          <table:table-cell table:style-name="Tabelle1.D7" office:value-type="string">
            <text:p text:style-name="P14">III,<text:span text:style-name="T3">1</text:span> Gerund. 3 m. sg.</text:p>
          </table:table-cell>
        </table:table-row>
        <table:table-row table:style-name="Tabelle1.1">
          <table:table-cell table:style-name="Tabelle1.A2" office:value-type="string">
            <text:p text:style-name="P34">ተመልኦ</text:p>
            <text:p text:style-name="P34">ተመልኦት</text:p>
          </table:table-cell>
          <table:table-cell table:style-name="Tabelle1.A2" office:value-type="string">
            <text:p text:style-name="P25">tamal<text:span text:style-name="T9">ǝʾ</text:span>o</text:p>
            <text:p text:style-name="P25">tamal<text:span text:style-name="T9">ǝʾ</text:span>ot</text:p>
          </table:table-cell>
          <table:table-cell table:style-name="Tabelle1.A2" office:value-type="string">
            <text:p text:style-name="P24">ta1a2<text:span text:style-name="T13">ǝ</text:span><text:span text:style-name="T3">Lo</text:span></text:p>
            <text:p text:style-name="P24"><text:span text:style-name="T3">ta1a2</text:span><text:span text:style-name="T13">ǝ</text:span><text:span text:style-name="T3">Lot</text:span></text:p>
          </table:table-cell>
          <table:table-cell table:style-name="Tabelle1.D7" office:value-type="string">
            <text:p text:style-name="P14">III,<text:span text:style-name="T3">1</text:span>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6">ተነስሐ</text:p>
          </table:table-cell>
          <table:table-cell table:style-name="Tabelle1.A2" office:value-type="string">
            <text:p text:style-name="P33">tanass<text:span text:style-name="T16">ǝḥ</text:span><text:span text:style-name="T23">a</text:span></text:p>
          </table:table-cell>
          <table:table-cell table:style-name="Tabelle1.A2" office:value-type="string">
            <text:p text:style-name="P28">ta1a22<text:span text:style-name="T13">ǝ</text:span><text:span text:style-name="T3">La</text:span></text:p>
          </table:table-cell>
          <table:table-cell table:style-name="Tabelle1.D7" office:value-type="string">
            <text:p text:style-name="P43"><text:span text:style-name="T23">II</text:span><text:span text:style-name="T24">I</text:span><text:span text:style-name="T23">,</text:span><text:span text:style-name="T24">2</text:span><text:span text:style-name="T23"> Perf. 3 m. sg.</text:span></text:p>
          </table:table-cell>
        </table:table-row>
        <table:table-row table:style-name="Tabelle1.1">
          <table:table-cell table:style-name="Tabelle1.A2" office:value-type="string">
            <text:p text:style-name="P34">ይትኔሳሕ</text:p>
          </table:table-cell>
          <table:table-cell table:style-name="Tabelle1.A2" office:value-type="string">
            <text:p text:style-name="P25">y<text:span text:style-name="T9">ǝ</text:span>tnessā<text:span text:style-name="T9">ḥ</text:span></text:p>
          </table:table-cell>
          <table:table-cell table:style-name="Tabelle1.D2" office:value-type="string">
            <text:p text:style-name="P25">y<text:span text:style-name="T9">ǝ</text:span>t1e22āL</text:p>
          </table:table-cell>
          <table:table-cell table:style-name="Tabelle1.D7" office:value-type="string">
            <text:p text:style-name="P14">II<text:span text:style-name="T3">I</text:span>,<text:span text:style-name="T3">2</text:span> Imperf. 3 m. sg.</text:p>
          </table:table-cell>
        </table:table-row>
        <table:table-row table:style-name="Tabelle1.1">
          <table:table-cell table:style-name="Tabelle1.A2" office:value-type="string">
            <text:p text:style-name="P34">ይትነሳሕ</text:p>
          </table:table-cell>
          <table:table-cell table:style-name="Tabelle1.A2" office:value-type="string">
            <text:p text:style-name="P25">y<text:span text:style-name="T9">ǝ</text:span>tnassā<text:span text:style-name="T9">ḥ</text:span></text:p>
          </table:table-cell>
          <table:table-cell table:style-name="Tabelle1.D2" office:value-type="string">
            <text:p text:style-name="P25">y<text:span text:style-name="T9">ǝ</text:span>t1a22āL</text:p>
          </table:table-cell>
          <table:table-cell table:style-name="Tabelle1.D7" office:value-type="string">
            <text:p text:style-name="P14">II<text:span text:style-name="T3">I</text:span>,<text:span text:style-name="T3">2</text:span> Subj. 3 m. sg.</text:p>
          </table:table-cell>
        </table:table-row>
        <table:table-row table:style-name="Tabelle1.1">
          <table:table-cell table:style-name="Tabelle1.A2" office:value-type="string">
            <text:p text:style-name="P34">ተነሳሕ</text:p>
          </table:table-cell>
          <table:table-cell table:style-name="Tabelle1.A2" office:value-type="string">
            <text:p text:style-name="P20">tanass<text:span text:style-name="T23">ā</text:span><text:span text:style-name="T16">ḥ</text:span></text:p>
          </table:table-cell>
          <table:table-cell table:style-name="Tabelle1.D2" office:value-type="string">
            <text:p text:style-name="P25">ta1a22āL</text:p>
          </table:table-cell>
          <table:table-cell table:style-name="Tabelle1.D7" office:value-type="string">
            <text:p text:style-name="P14">II<text:span text:style-name="T3">I,2</text:span> Impera. <text:s/>2 m. sg.</text:p>
          </table:table-cell>
        </table:table-row>
        <table:table-row table:style-name="Tabelle1.1">
          <table:table-cell table:style-name="Tabelle1.A2" office:value-type="string">
            <text:p text:style-name="P34">ተነሲሖ</text:p>
          </table:table-cell>
          <table:table-cell table:style-name="Tabelle1.A2" office:value-type="string">
            <text:p text:style-name="P20">tanass<text:span text:style-name="T23">i</text:span><text:span text:style-name="T16">ḥ</text:span><text:span text:style-name="T23">o</text:span></text:p>
          </table:table-cell>
          <table:table-cell table:style-name="Tabelle1.A2" office:value-type="string">
            <text:p text:style-name="P24">ta1a22iLo</text:p>
          </table:table-cell>
          <table:table-cell table:style-name="Tabelle1.D7" office:value-type="string">
            <text:p text:style-name="P14">III,<text:span text:style-name="T3">2</text:span> Gerund. 3 m. sg.</text:p>
          </table:table-cell>
        </table:table-row>
        <table:table-row table:style-name="Tabelle1.1">
          <table:table-cell table:style-name="Tabelle1.A2" office:value-type="string">
            <text:p text:style-name="P34">ተነስሖ</text:p>
            <text:p text:style-name="P34">ተነስሖት</text:p>
          </table:table-cell>
          <table:table-cell table:style-name="Tabelle1.A2" office:value-type="string">
            <text:p text:style-name="P25">tanass<text:span text:style-name="T9">ǝḥ</text:span>o</text:p>
            <text:p text:style-name="P25">tanass<text:span text:style-name="T9">ǝḥ</text:span>ot</text:p>
          </table:table-cell>
          <table:table-cell table:style-name="Tabelle1.A2" office:value-type="string">
            <text:p text:style-name="P24">ta1a22<text:span text:style-name="T13">ǝ</text:span><text:span text:style-name="T3">Lo</text:span></text:p>
            <text:p text:style-name="P24"><text:span text:style-name="T3">ta1a22</text:span><text:span text:style-name="T13">ǝ</text:span><text:span text:style-name="T3">Lot</text:span></text:p>
          </table:table-cell>
          <table:table-cell table:style-name="Tabelle1.D7" office:value-type="string">
            <text:p text:style-name="P14">III,<text:span text:style-name="T3">2</text:span>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3">ተጋብአ</text:p>
          </table:table-cell>
          <table:table-cell table:style-name="Tabelle1.A2" office:value-type="string">
            <text:p text:style-name="P27">tagāb<text:span text:style-name="T9">ǝʾ</text:span>a</text:p>
          </table:table-cell>
          <table:table-cell table:style-name="Tabelle1.A2" office:value-type="string">
            <text:p text:style-name="P27">ta1ā2<text:span text:style-name="T9">ǝ</text:span>La</text:p>
          </table:table-cell>
          <table:table-cell table:style-name="Tabelle1.D7" office:value-type="string">
            <text:p text:style-name="P43"><text:span text:style-name="T23">II</text:span><text:span text:style-name="T24">I</text:span><text:span text:style-name="T23">,</text:span><text:span text:style-name="T24">3</text:span><text:span text:style-name="T23"> Perf. 3 m. sg.</text:span></text:p>
          </table:table-cell>
        </table:table-row>
        <table:table-row table:style-name="Tabelle1.1">
          <table:table-cell table:style-name="Tabelle1.A2" office:value-type="string">
            <text:p text:style-name="P34">ይትጋባእ</text:p>
          </table:table-cell>
          <table:table-cell table:style-name="Tabelle1.A2" office:value-type="string">
            <text:p text:style-name="P25">y<text:span text:style-name="T9">ǝ</text:span>tgābbā<text:span text:style-name="T9">ʾ</text:span></text:p>
          </table:table-cell>
          <table:table-cell table:style-name="Tabelle1.A2" office:value-type="string">
            <text:p text:style-name="P25">y<text:span text:style-name="T9">ǝ</text:span>t1ā22āL</text:p>
          </table:table-cell>
          <table:table-cell table:style-name="Tabelle1.D7" office:value-type="string">
            <text:p text:style-name="P14">II<text:span text:style-name="T3">I</text:span>,<text:span text:style-name="T3">3</text:span> Imperf. 3 m. sg.</text:p>
          </table:table-cell>
        </table:table-row>
        <table:table-row table:style-name="Tabelle1.1">
          <table:table-cell table:style-name="Tabelle1.A2" office:value-type="string">
            <text:p text:style-name="P34">ይትጋባእ</text:p>
          </table:table-cell>
          <table:table-cell table:style-name="Tabelle1.A2" office:value-type="string">
            <text:p text:style-name="P25">y<text:span text:style-name="T9">ǝ</text:span>tgābā<text:span text:style-name="T9">ʾ</text:span></text:p>
          </table:table-cell>
          <table:table-cell table:style-name="Tabelle1.A2" office:value-type="string">
            <text:p text:style-name="P25">y<text:span text:style-name="T9">ǝ</text:span>t1ā2āL</text:p>
          </table:table-cell>
          <table:table-cell table:style-name="Tabelle1.D7" office:value-type="string">
            <text:p text:style-name="P14">II<text:span text:style-name="T3">I</text:span>,<text:span text:style-name="T3">3</text:span> Subj. 3 m. sg.</text:p>
          </table:table-cell>
        </table:table-row>
        <table:table-row table:style-name="Tabelle1.1">
          <table:table-cell table:style-name="Tabelle1.A2" office:value-type="string">
            <text:p text:style-name="P34">ተጋባእ</text:p>
          </table:table-cell>
          <table:table-cell table:style-name="Tabelle1.A2" office:value-type="string">
            <text:p text:style-name="P25">tagābā<text:span text:style-name="T9">ʾ</text:span></text:p>
          </table:table-cell>
          <table:table-cell table:style-name="Tabelle1.A2" office:value-type="string">
            <text:p text:style-name="P25">ta1ā2āL</text:p>
          </table:table-cell>
          <table:table-cell table:style-name="Tabelle1.D7" office:value-type="string">
            <text:p text:style-name="P14">II<text:span text:style-name="T3">I,3</text:span> Impera. <text:s/>2 m. sg.</text:p>
          </table:table-cell>
        </table:table-row>
        <table:table-row table:style-name="Tabelle1.1">
          <table:table-cell table:style-name="Tabelle1.A2" office:value-type="string">
            <text:p text:style-name="P34">ተጋቢኦ</text:p>
          </table:table-cell>
          <table:table-cell table:style-name="Tabelle1.A2" office:value-type="string">
            <text:p text:style-name="P25">tagābi<text:span text:style-name="T9">ʾ</text:span>o</text:p>
          </table:table-cell>
          <table:table-cell table:style-name="Tabelle1.A2" office:value-type="string">
            <text:p text:style-name="P25">ta1ā2iLo</text:p>
          </table:table-cell>
          <table:table-cell table:style-name="Tabelle1.D7" office:value-type="string">
            <text:p text:style-name="P14">III,<text:span text:style-name="T3">3</text:span> Gerund. 3 m. sg.</text:p>
          </table:table-cell>
        </table:table-row>
        <table:table-row table:style-name="Tabelle1.1">
          <table:table-cell table:style-name="Tabelle1.A2" office:value-type="string">
            <text:p text:style-name="P34">ተጋብኦ</text:p>
            <text:p text:style-name="P34">ተጋብኦት</text:p>
          </table:table-cell>
          <table:table-cell table:style-name="Tabelle1.A2" office:value-type="string">
            <text:p text:style-name="P25">tagāb<text:span text:style-name="T9">ǝʾ</text:span>o</text:p>
            <text:p text:style-name="P25">tagāb<text:span text:style-name="T9">ǝʾ</text:span>ot</text:p>
          </table:table-cell>
          <table:table-cell table:style-name="Tabelle1.A2" office:value-type="string">
            <text:p text:style-name="P25">ta1ā2<text:span text:style-name="T9">ǝ</text:span>Lo</text:p>
            <text:p text:style-name="P25">ta1ā2<text:span text:style-name="T9">ǝ</text:span>Lot</text:p>
          </table:table-cell>
          <table:table-cell table:style-name="Tabelle1.D7" office:value-type="string">
            <text:p text:style-name="P14">III,<text:span text:style-name="T3">3</text:span>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6">አስተብቍዐ</text:p>
          </table:table-cell>
          <table:table-cell table:style-name="Tabelle1.B65" office:value-type="string">
            <text:p text:style-name="P55">ʾ<text:span text:style-name="T28">astabq</text:span><text:span text:style-name="T37">w</text:span><text:span text:style-name="T28">ǝ</text:span>ʿa</text:p>
          </table:table-cell>
          <table:table-cell table:style-name="Tabelle1.A2" office:value-type="string">
            <text:p text:style-name="P59">ʾ<text:span text:style-name="T28">asta12</text:span><text:span text:style-name="T30">ǝ</text:span><text:span text:style-name="T28">La</text:span></text:p>
          </table:table-cell>
          <table:table-cell table:style-name="Tabelle1.D7" office:value-type="string">
            <text:p text:style-name="P17">I<text:span text:style-name="T3">V</text:span>,<text:span text:style-name="T3">1</text:span> Perf.(a) 3 m. sg.</text:p>
          </table:table-cell>
        </table:table-row>
        <table:table-row table:style-name="Tabelle1.1">
          <table:table-cell table:style-name="Tabelle1.A12" office:value-type="string">
            <text:p text:style-name="P36">አስተበቍዐ</text:p>
          </table:table-cell>
          <table:table-cell table:style-name="Tabelle1.A12" office:value-type="string">
            <text:p text:style-name="P55">ʾ<text:span text:style-name="T28">astabaq</text:span><text:span text:style-name="T37">w</text:span><text:span text:style-name="T28">ǝ</text:span>ʿa</text:p>
          </table:table-cell>
          <table:table-cell table:style-name="Tabelle1.A12" office:value-type="string">
            <text:p text:style-name="P59">ʾ<text:span text:style-name="T28">asta1a2</text:span><text:span text:style-name="T30">ǝ</text:span><text:span text:style-name="T28">La</text:span></text:p>
          </table:table-cell>
          <table:table-cell table:style-name="Tabelle1.D7" office:value-type="string">
            <text:p text:style-name="P17">I<text:span text:style-name="T3">V</text:span>,<text:span text:style-name="T3">1</text:span> Perf.(b) 3 m. sg.</text:p>
          </table:table-cell>
        </table:table-row>
        <table:table-row table:style-name="Tabelle1.1">
          <table:table-cell table:style-name="Tabelle1.A2" office:value-type="string">
            <text:p text:style-name="P34">ያስተ<text:span text:style-name="T18">በቍዕ</text:span></text:p>
          </table:table-cell>
          <table:table-cell table:style-name="Tabelle1.B65" office:value-type="string">
            <text:p text:style-name="P26"><text:span text:style-name="T26">yāstabaqq</text:span><text:span text:style-name="T36">w</text:span><text:span text:style-name="T29">ǝ</text:span><text:span text:style-name="T26">ʿ</text:span></text:p>
          </table:table-cell>
          <table:table-cell table:style-name="Tabelle1.A2" office:value-type="string">
            <text:p text:style-name="P26"><text:span text:style-name="T26">yāsta1a22</text:span><text:span text:style-name="T29">ǝL</text:span></text:p>
          </table:table-cell>
          <table:table-cell table:style-name="Tabelle1.D7" office:value-type="string">
            <text:p text:style-name="P14"><text:span text:style-name="T3">IV</text:span>,<text:span text:style-name="T3">1</text:span> Imperf. 3 m. sg.</text:p>
          </table:table-cell>
        </table:table-row>
        <table:table-row table:style-name="Tabelle1.1">
          <table:table-cell table:style-name="Tabelle1.A2" office:value-type="string">
            <text:p text:style-name="P34">ያስተ<text:span text:style-name="T18">ብቍዕ</text:span></text:p>
          </table:table-cell>
          <table:table-cell table:style-name="Tabelle1.A2" office:value-type="string">
            <text:p text:style-name="P44"><text:span text:style-name="T26">yāstabq</text:span><text:span text:style-name="T36">w</text:span><text:span text:style-name="T29">ǝ</text:span><text:span text:style-name="T26">ʿ</text:span></text:p>
          </table:table-cell>
          <table:table-cell table:style-name="Tabelle1.A2" office:value-type="string">
            <text:p text:style-name="P26"><text:span text:style-name="T26">yāsta12</text:span><text:span text:style-name="T29">ǝL</text:span></text:p>
          </table:table-cell>
          <table:table-cell table:style-name="Tabelle1.D7" office:value-type="string">
            <text:p text:style-name="P14"><text:span text:style-name="T3">IV</text:span>,<text:span text:style-name="T3">1</text:span> Subj. 3 m. sg.</text:p>
          </table:table-cell>
        </table:table-row>
        <table:table-row table:style-name="Tabelle1.1">
          <table:table-cell table:style-name="Tabelle1.A2" office:value-type="string">
            <text:p text:style-name="P34">አስተ<text:span text:style-name="T18">ብቍዕ</text:span></text:p>
          </table:table-cell>
          <table:table-cell table:style-name="Tabelle1.A2" office:value-type="string">
            <text:p text:style-name="P54">ʾ<text:span text:style-name="T28">asta</text:span>bq<text:span text:style-name="T34">w</text:span><text:span text:style-name="T28">ǝ</text:span>ʿ</text:p>
          </table:table-cell>
          <table:table-cell table:style-name="Tabelle1.A2" office:value-type="string">
            <text:p text:style-name="P26"><text:span text:style-name="T39">ʾ</text:span><text:span text:style-name="T41">a</text:span><text:span text:style-name="T26">sta12</text:span><text:span text:style-name="T29">ǝL</text:span></text:p>
          </table:table-cell>
          <table:table-cell table:style-name="Tabelle1.D7" office:value-type="string">
            <text:p text:style-name="P14"><text:span text:style-name="T3">IV,1</text:span> Impera. 2 m. sg.</text:p>
          </table:table-cell>
        </table:table-row>
        <table:table-row table:style-name="Tabelle1.1">
          <table:table-cell table:style-name="Tabelle1.A2" office:value-type="string">
            <text:p text:style-name="P34">አስተብቊ<text:span text:style-name="T18">ዖ</text:span></text:p>
          </table:table-cell>
          <table:table-cell table:style-name="Tabelle1.A2" office:value-type="string">
            <text:p text:style-name="P58">ʾ<text:span text:style-name="T28">asta</text:span>bq<text:span text:style-name="T35">w</text:span><text:span text:style-name="T28">i</text:span>ʿo</text:p>
          </table:table-cell>
          <table:table-cell table:style-name="Tabelle1.A2" office:value-type="string">
            <text:p text:style-name="P26"><text:span text:style-name="T39">ʾ</text:span><text:span text:style-name="T41">a</text:span><text:span text:style-name="T26">sta12iLo</text:span></text:p>
          </table:table-cell>
          <table:table-cell table:style-name="Tabelle1.D7" office:value-type="string">
            <text:p text:style-name="P14">IV,<text:span text:style-name="T3">1</text:span> Gerund. 3 m. sg.</text:p>
          </table:table-cell>
        </table:table-row>
        <table:table-row table:style-name="Tabelle1.1">
          <table:table-cell table:style-name="Tabelle1.A12" office:value-type="string">
            <text:p text:style-name="P34">አስ<text:span text:style-name="T18">ተብቍዖ</text:span></text:p>
            <text:p text:style-name="P35">አስተብቍዖት</text:p>
          </table:table-cell>
          <table:table-cell table:style-name="Tabelle1.A12" office:value-type="string">
            <text:p text:style-name="P58">ʾ<text:span text:style-name="T28">asta</text:span>bq<text:span text:style-name="T35">w</text:span><text:span text:style-name="T28">ǝ</text:span>ʿo</text:p>
            <text:p text:style-name="P58">ʾ<text:span text:style-name="T28">asta</text:span>bq<text:span text:style-name="T35">w</text:span><text:span text:style-name="T28">ǝ</text:span>ʿot</text:p>
          </table:table-cell>
          <table:table-cell table:style-name="Tabelle1.A2" office:value-type="string">
            <text:p text:style-name="P26"><text:span text:style-name="T39">ʾ</text:span><text:span text:style-name="T41">a</text:span><text:span text:style-name="T26">sta12</text:span><text:span text:style-name="T41">ǝ</text:span><text:span text:style-name="T26">Lo</text:span></text:p>
            <text:p text:style-name="P26"><text:span text:style-name="T39">ʾ</text:span><text:span text:style-name="T41">a</text:span><text:span text:style-name="T26">sta12</text:span><text:span text:style-name="T41">ǝ</text:span><text:span text:style-name="T26">Lot</text:span></text:p>
          </table:table-cell>
          <table:table-cell table:style-name="Tabelle1.D7" office:value-type="string">
            <text:p text:style-name="P14">IV,<text:span text:style-name="T3">1</text:span> Infinit. </text:p>
          </table:table-cell>
        </table:table-row>
        <text:soft-page-break/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6">አስተፈሥሐ</text:p>
          </table:table-cell>
          <table:table-cell table:style-name="Tabelle1.A2" office:value-type="string">
            <text:p text:style-name="P57"><text:span text:style-name="T45">ʾ</text:span><text:span text:style-name="T43">astafa</text:span><text:span text:style-name="T28">śś</text:span><text:span text:style-name="T32">ǝ</text:span><text:span text:style-name="T17">ḥ</text:span><text:span text:style-name="T7">a</text:span></text:p>
          </table:table-cell>
          <table:table-cell table:style-name="Tabelle1.A2" office:value-type="string">
            <text:p text:style-name="P56"><text:span text:style-name="T44">ʾ</text:span><text:span text:style-name="T42">asta1a22ǝLa</text:span></text:p>
          </table:table-cell>
          <table:table-cell table:style-name="Tabelle1.D7" office:value-type="string">
            <text:p text:style-name="P17">I<text:span text:style-name="T3">V</text:span>,2 Perf. 3 m. sg.</text:p>
          </table:table-cell>
        </table:table-row>
        <table:table-row table:style-name="Tabelle1.1">
          <table:table-cell table:style-name="Tabelle1.A12" office:value-type="string">
            <text:p text:style-name="P18">ያስተፌ<text:span text:style-name="T27">ሥ</text:span><text:span text:style-name="T18">ሕ</text:span></text:p>
          </table:table-cell>
          <table:table-cell table:style-name="Tabelle1.A12" office:value-type="string">
            <text:p text:style-name="P26"><text:span text:style-name="T26">yāstafe</text:span><text:span text:style-name="T29">śśǝ</text:span><text:span text:style-name="T15">ḥ</text:span></text:p>
          </table:table-cell>
          <table:table-cell table:style-name="Tabelle1.A12" office:value-type="string">
            <text:p text:style-name="P26"><text:span text:style-name="T26">yāsta1e22</text:span><text:span text:style-name="T41">ǝL</text:span></text:p>
          </table:table-cell>
          <table:table-cell table:style-name="Tabelle1.D7" office:value-type="string">
            <text:p text:style-name="P14"><text:span text:style-name="T3">IV</text:span>,<text:span text:style-name="T3">2</text:span> Imperf. 3 m. sg.</text:p>
          </table:table-cell>
        </table:table-row>
        <table:table-row table:style-name="Tabelle1.75">
          <table:table-cell table:style-name="Tabelle1.A2" office:value-type="string">
            <text:p text:style-name="P18">ያስተ<text:span text:style-name="T18">ፈ</text:span><text:span text:style-name="T27">ሥ</text:span><text:span text:style-name="T18">ሕ</text:span></text:p>
          </table:table-cell>
          <table:table-cell table:style-name="Tabelle1.A2" office:value-type="string">
            <text:p text:style-name="P26"><text:span text:style-name="T26">yāstafa</text:span><text:span text:style-name="T29">śśǝ</text:span><text:span text:style-name="T15">ḥ</text:span></text:p>
          </table:table-cell>
          <table:table-cell table:style-name="Tabelle1.A2" office:value-type="string">
            <text:p text:style-name="P26"><text:span text:style-name="T26">yāsta1a22</text:span><text:span text:style-name="T41">ǝL</text:span></text:p>
          </table:table-cell>
          <table:table-cell table:style-name="Tabelle1.D7" office:value-type="string">
            <text:p text:style-name="P14"><text:span text:style-name="T3">IV</text:span>,<text:span text:style-name="T3">2</text:span> Subj. 3 m. sg.</text:p>
          </table:table-cell>
        </table:table-row>
        <table:table-row table:style-name="Tabelle1.1">
          <table:table-cell table:style-name="Tabelle1.A2" office:value-type="string">
            <text:p text:style-name="P34">አስተፈ<text:span text:style-name="T18">ሥ</text:span>ሕ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fa</text:span><text:span text:style-name="T40">śśǝ</text:span><text:span text:style-name="T51">ḥ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a22</text:span><text:span text:style-name="T40">ǝL</text:span></text:p>
          </table:table-cell>
          <table:table-cell table:style-name="Tabelle1.D7" office:value-type="string">
            <text:p text:style-name="P14"><text:span text:style-name="T3">IV,2</text:span> Impera. 2 m. sg.</text:p>
          </table:table-cell>
        </table:table-row>
        <table:table-row table:style-name="Tabelle1.1">
          <table:table-cell table:style-name="Tabelle1.A2" office:value-type="string">
            <text:p text:style-name="P34">አስተፈ<text:span text:style-name="T18">ሢ</text:span>ሖ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fa</text:span><text:span text:style-name="T40">śśi</text:span><text:span text:style-name="T51">ḥ</text:span><text:span text:style-name="T38">o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a22</text:span><text:span text:style-name="T40">iLo</text:span></text:p>
          </table:table-cell>
          <table:table-cell table:style-name="Tabelle1.D7" office:value-type="string">
            <text:p text:style-name="P14">IV,<text:span text:style-name="T3">2</text:span> Gerund. 3 m. sg.</text:p>
          </table:table-cell>
        </table:table-row>
        <table:table-row table:style-name="Tabelle1.1">
          <table:table-cell table:style-name="Tabelle1.A2" office:value-type="string">
            <text:p text:style-name="P35">አስተፈሥሖ</text:p>
            <text:p text:style-name="P35">አስተፈሥሖት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fa</text:span><text:span text:style-name="T40">śśǝ</text:span><text:span text:style-name="T51">ḥ</text:span><text:span text:style-name="T38">o</text:span></text:p>
            <text:p text:style-name="P54"><text:span text:style-name="T38">ʾ</text:span><text:span text:style-name="T40">asta</text:span><text:span text:style-name="T38">fa</text:span><text:span text:style-name="T40">śśǝ</text:span><text:span text:style-name="T51">ḥ</text:span><text:span text:style-name="T38">ot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a22</text:span><text:span text:style-name="T40">ǝLo</text:span></text:p>
            <text:p text:style-name="P60">ʾasta1a22ǝLot</text:p>
          </table:table-cell>
          <table:table-cell table:style-name="Tabelle1.D7" office:value-type="string">
            <text:p text:style-name="P14">IV,2 Infinit. </text:p>
          </table:table-cell>
        </table:table-row>
        <table:table-row table:style-name="Tabelle1.8">
          <table:table-cell table:style-name="Tabelle1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6"><text:s/>አስተጋብአ</text:p>
          </table:table-cell>
          <table:table-cell table:style-name="Tabelle1.A2" office:value-type="string">
            <text:p text:style-name="P55"><text:span text:style-name="T38">ʾ</text:span><text:span text:style-name="T40">astag</text:span><text:span text:style-name="T38">āb</text:span><text:span text:style-name="T40">ǝ</text:span><text:span text:style-name="T51">ʾ</text:span><text:span text:style-name="T38">a</text:span></text:p>
          </table:table-cell>
          <table:table-cell table:style-name="Tabelle1.A2" office:value-type="string">
            <text:p text:style-name="P55"><text:span text:style-name="T38">ʾ</text:span><text:span text:style-name="T40">asta1</text:span><text:span text:style-name="T38">ā2</text:span><text:span text:style-name="T40">ǝLa</text:span></text:p>
          </table:table-cell>
          <table:table-cell table:style-name="Tabelle1.D7" office:value-type="string">
            <text:p text:style-name="P17">I<text:span text:style-name="T3">V</text:span>,3 Perf. 3 m. sg.</text:p>
          </table:table-cell>
        </table:table-row>
        <table:table-row table:style-name="Tabelle1.1">
          <table:table-cell table:style-name="Tabelle1.A2" office:value-type="string">
            <text:p text:style-name="P34">ያስተጋብእ</text:p>
          </table:table-cell>
          <table:table-cell table:style-name="Tabelle1.A2" office:value-type="string">
            <text:p text:style-name="P26"><text:span text:style-name="T26">yāsta</text:span><text:span text:style-name="T41">g</text:span><text:span text:style-name="T39">ābb</text:span><text:span text:style-name="T41">ǝ</text:span><text:span text:style-name="T52">ʾ</text:span></text:p>
          </table:table-cell>
          <table:table-cell table:style-name="Tabelle1.A2" office:value-type="string">
            <text:p text:style-name="P26"><text:span text:style-name="T26">yāsta1</text:span><text:span text:style-name="T39">ā22</text:span><text:span text:style-name="T41">ǝL</text:span></text:p>
          </table:table-cell>
          <table:table-cell table:style-name="Tabelle1.D7" office:value-type="string">
            <text:p text:style-name="P14"><text:span text:style-name="T3">IV</text:span>,<text:span text:style-name="T3">3</text:span> Imperf. 3 m. sg.</text:p>
          </table:table-cell>
        </table:table-row>
        <table:table-row table:style-name="Tabelle1.1">
          <table:table-cell table:style-name="Tabelle1.A2" office:value-type="string">
            <text:p text:style-name="P34">ያስተጋብእ</text:p>
          </table:table-cell>
          <table:table-cell table:style-name="Tabelle1.A2" office:value-type="string">
            <text:p text:style-name="P26"><text:span text:style-name="T26">yāsta</text:span><text:span text:style-name="T41">g</text:span><text:span text:style-name="T39">āb</text:span><text:span text:style-name="T41">ǝ</text:span><text:span text:style-name="T52">ʾ</text:span></text:p>
          </table:table-cell>
          <table:table-cell table:style-name="Tabelle1.A2" office:value-type="string">
            <text:p text:style-name="P26"><text:span text:style-name="T26">yāsta1</text:span><text:span text:style-name="T39">ā2</text:span><text:span text:style-name="T41">ǝL</text:span></text:p>
          </table:table-cell>
          <table:table-cell table:style-name="Tabelle1.D7" office:value-type="string">
            <text:p text:style-name="P14"><text:span text:style-name="T3">IV</text:span>,<text:span text:style-name="T3">3</text:span> Subj. 3 m. sg.</text:p>
          </table:table-cell>
        </table:table-row>
        <table:table-row table:style-name="Tabelle1.1">
          <table:table-cell table:style-name="Tabelle1.A2" office:value-type="string">
            <text:p text:style-name="P34">አስተጋብእ</text:p>
          </table:table-cell>
          <table:table-cell table:style-name="Tabelle1.A2" office:value-type="string">
            <text:p text:style-name="P54"><text:span text:style-name="T38">ʾ</text:span><text:span text:style-name="T40">astag</text:span><text:span text:style-name="T38">āb</text:span><text:span text:style-name="T40">ǝ</text:span><text:span text:style-name="T51">ʾ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ā2</text:span><text:span text:style-name="T40">ǝL</text:span></text:p>
          </table:table-cell>
          <table:table-cell table:style-name="Tabelle1.D7" office:value-type="string">
            <text:p text:style-name="P14"><text:span text:style-name="T3">IV,3</text:span> Impera. 2 m. sg.</text:p>
          </table:table-cell>
        </table:table-row>
        <table:table-row table:style-name="Tabelle1.1">
          <table:table-cell table:style-name="Tabelle1.A2" office:value-type="string">
            <text:p text:style-name="P34">አስተጋቢኦ</text:p>
          </table:table-cell>
          <table:table-cell table:style-name="Tabelle1.A2" office:value-type="string">
            <text:p text:style-name="P54"><text:span text:style-name="T38">ʾ</text:span><text:span text:style-name="T40">astag</text:span><text:span text:style-name="T38">ābi</text:span><text:span text:style-name="T51">ʾ</text:span><text:span text:style-name="T38">o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ā2iLo</text:span></text:p>
          </table:table-cell>
          <table:table-cell table:style-name="Tabelle1.D7" office:value-type="string">
            <text:p text:style-name="P14">IV,<text:span text:style-name="T3">3</text:span> Gerund. 3 m. sg.</text:p>
          </table:table-cell>
        </table:table-row>
        <table:table-row table:style-name="Tabelle1.1">
          <table:table-cell table:style-name="Tabelle1.A2" office:value-type="string">
            <text:p text:style-name="P34">አስተጋብኦ</text:p>
            <text:p text:style-name="P34">አስተጋብኦት</text:p>
          </table:table-cell>
          <table:table-cell table:style-name="Tabelle1.A2" office:value-type="string">
            <text:p text:style-name="P54"><text:span text:style-name="T38">ʾ</text:span><text:span text:style-name="T40">astag</text:span><text:span text:style-name="T38">āb</text:span><text:span text:style-name="T40">ǝ</text:span><text:span text:style-name="T51">ʾ</text:span><text:span text:style-name="T38">o</text:span></text:p>
            <text:p text:style-name="P54"><text:span text:style-name="T38">ʾ</text:span><text:span text:style-name="T40">astag</text:span><text:span text:style-name="T38">āb</text:span><text:span text:style-name="T40">ǝ</text:span><text:span text:style-name="T51">ʾ</text:span><text:span text:style-name="T38">ot</text:span></text:p>
          </table:table-cell>
          <table:table-cell table:style-name="Tabelle1.A2" office:value-type="string">
            <text:p text:style-name="P54"><text:span text:style-name="T38">ʾ</text:span><text:span text:style-name="T40">asta</text:span><text:span text:style-name="T38">1ā2</text:span><text:span text:style-name="T40">ǝLo</text:span></text:p>
            <text:p text:style-name="P60">ʾasta1ā2ǝLot</text:p>
          </table:table-cell>
          <table:table-cell table:style-name="Tabelle1.D7" office:value-type="string">
            <text:p text:style-name="P14">IV,<text:span text:style-name="T3">3</text:span> Infinit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grazia Pisani</meta:initial-creator>
    <meta:creation-date>2014-12-09T15:58:45.47</meta:creation-date>
    <dc:date>2017-12-01T11:24:49.47</dc:date>
    <dc:creator>Vitagrazia Pisani</dc:creator>
    <meta:editing-duration>P1DT10H21M56S</meta:editing-duration>
    <meta:editing-cycles>135</meta:editing-cycles>
    <meta:generator>OpenOffice/4.1.1$Win32 OpenOffice.org_project/411m6$Build-9775</meta:generator>
    <meta:printed-by>Vitagrazia Pisani</meta:printed-by>
    <meta:print-date>2014-12-17T14:31:07.22</meta:print-date>
    <meta:document-statistic meta:table-count="1" meta:image-count="0" meta:object-count="0" meta:page-count="4" meta:paragraph-count="321" meta:word-count="748" meta:character-count="4094"/>
  </office:meta>
</office:document-meta>
</file>